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37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TABS203WKG" style:data-style-name="N40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TABS203WKG" style:data-style-name="N4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FFFFF"/>
    </style:style>
    <style:style style:name="ce16" style:family="table-cell" style:parent-style-name="Default" style:data-style-name="N0">
      <style:table-cell-properties style:vertical-align="middle" fo:wrap-option="wrap" fo:background-color="#FFFFFF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FFFFF"/>
    </style:style>
    <style:style style:name="ce22" style:family="table-cell" style:parent-style-name="Default" style:data-style-name="N0">
      <style:table-cell-properties style:vertical-align="middle" fo:background-color="#FFFFFF"/>
    </style:style>
    <style:style style:name="ce2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fo:background-color="#FFFFFF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37" style:family="table-cell" style:parent-style-name="Normal_tsr242" style:data-style-name="N38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6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1" style:family="table-cell" style:parent-style-name="Normal_Accumulated_32_1_3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2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3" style:family="table-cell" style:parent-style-name="Normal_Accumulated_32_1_3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4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6" style:family="table-cell" style:parent-style-name="Hyperlink_PORT0201_32_UK_32_Major_32_Ports_44__32_all_32_unitised_32_traffic_32_2000-2010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7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8" style:family="table-cell" style:parent-style-name="Normal_tsr242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fo:color="#000000" fo:font-weight="bold" style:font-weight-asian="bold" style:font-weight-complex="bold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449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202" table:style-name="ta1">
        <table:table-column table:style-name="co1" table:default-cell-style-name="ce48"/>
        <table:table-column table:style-name="co2" table:default-cell-style-name="ce48"/>
        <table:table-column table:style-name="co3" table:number-columns-repeated="3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16374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Port Freight Statistics<text:s/></text:a></text:p>
          </table:table-cell>
          <table:table-cell table:style-name="ce4"/>
          <table:table-cell table:number-columns-repeated="16382" table:style-name="ce3"/>
        </table:table-row>
        <table:table-row table:style-name="ro3">
          <table:table-cell office:value-type="string" table:style-name="ce5">
            <text:p>Table PORT0202<text:span text:style-name="T1">1</text:span></text:p>
          </table:table-cell>
          <table:table-cell table:style-name="ce5"/>
          <table:table-cell table:number-columns-repeated="16382" table:style-name="ce3"/>
        </table:table-row>
        <table:table-row table:style-name="ro1">
          <table:table-cell office:value-type="string" table:style-name="ce5">
            <text:p>UK major port unitised freight traffic cargo types, by year: from 2017</text:p>
          </table:table-cell>
          <table:table-cell table:style-name="ce5"/>
          <table:table-cell table:number-columns-repeated="16382" table:style-name="ce3"/>
        </table:table-row>
        <table:table-row table:style-name="ro1">
          <table:table-cell table:number-columns-repeated="2" table:style-name="ce5"/>
          <table:table-cell table:number-columns-repeated="16382" table:style-name="ce3"/>
        </table:table-row>
        <table:table-row table:style-name="ro4">
          <table:table-cell table:number-columns-repeated="2" table:style-name="ce6"/>
          <table:table-cell table:number-columns-repeated="10" table:style-name="ce7"/>
          <table:table-cell office:value-type="string" table:style-name="ce8">
            <text:p>Thousand units/ thousand tonnes</text:p>
          </table:table-cell>
          <table:table-cell table:number-columns-repeated="16371"/>
        </table:table-row>
        <table:table-row table:style-name="ro2">
          <table:table-cell table:number-columns-repeated="2" table:style-name="ce9"/>
          <table:table-cell office:value-type="string" table:number-columns-spanned="3" table:number-rows-spanned="1" table:style-name="ce49">
            <text:p>International traffic</text:p>
          </table:table-cell>
          <table:covered-table-cell table:number-columns-repeated="2"/>
          <table:table-cell table:style-name="ce9"/>
          <table:table-cell office:value-type="string" table:number-columns-spanned="3" table:number-rows-spanned="1" table:style-name="ce49">
            <text:p>Domestic traffic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49">
            <text:p>All international and domestic</text:p>
          </table:table-cell>
          <table:covered-table-cell table:number-columns-repeated="2"/>
          <table:table-cell table:number-columns-repeated="16371"/>
        </table:table-row>
        <table:table-row table:style-name="ro5">
          <table:table-cell table:number-columns-repeated="2" table:style-name="ce11"/>
          <table:table-cell office:value-type="string" table:style-name="ce12">
            <text:p>All units</text:p>
          </table:table-cell>
          <table:table-cell office:value-type="string" table:style-name="ce12">
            <text:p>Loaded units</text:p>
          </table:table-cell>
          <table:table-cell office:value-type="string" table:style-name="ce12">
            <text:p>Weight of goods</text:p>
          </table:table-cell>
          <table:table-cell table:style-name="ce13"/>
          <table:table-cell office:value-type="string" table:style-name="ce14">
            <text:p>All units</text:p>
          </table:table-cell>
          <table:table-cell office:value-type="string" table:style-name="ce14">
            <text:p>Loaded units</text:p>
          </table:table-cell>
          <table:table-cell office:value-type="string" table:style-name="ce14">
            <text:p>Weight of goods</text:p>
          </table:table-cell>
          <table:table-cell table:style-name="ce13"/>
          <table:table-cell office:value-type="string" table:style-name="ce14">
            <text:p>All units</text:p>
          </table:table-cell>
          <table:table-cell office:value-type="string" table:style-name="ce14">
            <text:p>Loaded units</text:p>
          </table:table-cell>
          <table:table-cell office:value-type="string" table:style-name="ce14">
            <text:p>Weight of goods</text:p>
          </table:table-cell>
          <table:table-cell table:number-columns-repeated="16371" table:style-name="ce15"/>
        </table:table-row>
        <table:table-row table:style-name="ro2">
          <table:table-cell office:value-type="string" table:style-name="ce16">
            <text:p>(a) All traffic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3" table:style-name="ce17"/>
          <table:table-cell table:style-name="ce18"/>
          <table:table-cell table:number-columns-repeated="3" table:style-name="ce17"/>
          <table:table-cell table:number-columns-repeated="16371" table:style-name="ce15"/>
        </table:table-row>
        <table:table-row table:style-name="ro2">
          <table:table-cell office:value-type="string" table:style-name="ce19">
            <text:p>Main Freight</text:p>
          </table:table-cell>
          <table:table-cell table:style-name="ce19"/>
          <table:table-cell table:number-columns-repeated="16382" table:style-name="ce3"/>
        </table:table-row>
        <table:table-row table:style-name="ro2">
          <table:table-cell office:value-type="string" table:style-name="ce20">
            <text:p>Lo-Lo Containers</text:p>
          </table:table-cell>
          <table:table-cell table:style-name="ce20"/>
          <table:table-cell table:number-columns-repeated="16382" table:style-name="ce3"/>
        </table:table-row>
        <table:table-row table:style-name="ro2">
          <table:table-cell office:value-type="string" table:style-name="ce3">
            <text:p><text:s text:c="8"/>20' containers</text:p>
          </table:table-cell>
          <table:table-cell table:style-name="ce3"/>
          <table:table-cell office:value-type="float" office:value="1556.6917665161309" table:style-name="ce21">
            <text:p>1,557</text:p>
          </table:table-cell>
          <table:table-cell office:value-type="float" office:value="1169.3579065165518" table:style-name="ce21">
            <text:p>1,169</text:p>
          </table:table-cell>
          <table:table-cell office:value-type="float" office:value="18431.568283249624" table:style-name="ce21">
            <text:p>18,432</text:p>
          </table:table-cell>
          <table:table-cell table:style-name="ce3"/>
          <table:table-cell office:value-type="float" office:value="123.4689782469446" table:style-name="ce21">
            <text:p>123</text:p>
          </table:table-cell>
          <table:table-cell office:value-type="float" office:value="74.964631579892796" table:style-name="ce21">
            <text:p>75</text:p>
          </table:table-cell>
          <table:table-cell office:value-type="float" office:value="865.24869337250107" table:style-name="ce21">
            <text:p>865</text:p>
          </table:table-cell>
          <table:table-cell table:style-name="ce3"/>
          <table:table-cell office:value-type="float" office:value="1684.6039999999753" table:style-name="ce21">
            <text:p>1,685</text:p>
          </table:table-cell>
          <table:table-cell office:value-type="float" office:value="1244.5218951541574" table:style-name="ce21">
            <text:p>1,245</text:p>
          </table:table-cell>
          <table:table-cell office:value-type="float" office:value="19300.55599999999" table:style-name="ce21">
            <text:p>19,301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40' containers</text:p>
          </table:table-cell>
          <table:table-cell table:style-name="ce3"/>
          <table:table-cell office:value-type="float" office:value="3456.8127323565845" table:style-name="ce21">
            <text:p>3,457</text:p>
          </table:table-cell>
          <table:table-cell office:value-type="float" office:value="2435.4523263236865" table:style-name="ce21">
            <text:p>2,435</text:p>
          </table:table-cell>
          <table:table-cell office:value-type="float" office:value="35399.837087608263" table:style-name="ce21">
            <text:p>35,400</text:p>
          </table:table-cell>
          <table:table-cell table:style-name="ce3"/>
          <table:table-cell office:value-type="float" office:value="193.93623502402278" table:style-name="ce21">
            <text:p>194</text:p>
          </table:table-cell>
          <table:table-cell office:value-type="float" office:value="142.35156384736609" table:style-name="ce21">
            <text:p>142</text:p>
          </table:table-cell>
          <table:table-cell office:value-type="float" office:value="2333.9703419555408" table:style-name="ce21">
            <text:p>2,334</text:p>
          </table:table-cell>
          <table:table-cell table:style-name="ce3"/>
          <table:table-cell office:value-type="float" office:value="3666.0889999999858" table:style-name="ce21">
            <text:p>3,666</text:p>
          </table:table-cell>
          <table:table-cell office:value-type="float" office:value="2577.8128689880627" table:style-name="ce21">
            <text:p>2,578</text:p>
          </table:table-cell>
          <table:table-cell office:value-type="float" office:value="37733.919000000002" table:style-name="ce21">
            <text:p>37,73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Containers &gt;20' &amp; &lt;40'</text:p>
          </table:table-cell>
          <table:table-cell table:style-name="ce3"/>
          <table:table-cell office:value-type="float" office:value="75.739244926532407" table:style-name="ce21">
            <text:p>76</text:p>
          </table:table-cell>
          <table:table-cell office:value-type="float" office:value="54.406425405278213" table:style-name="ce21">
            <text:p>54</text:p>
          </table:table-cell>
          <table:table-cell office:value-type="float" office:value="1177.1533322528226" table:style-name="ce21">
            <text:p>1,177</text:p>
          </table:table-cell>
          <table:table-cell table:style-name="ce3"/>
          <table:table-cell office:value-type="float" office:value="7.3336484597496598" table:style-name="ce21">
            <text:p>7</text:p>
          </table:table-cell>
          <table:table-cell office:value-type="float" office:value="0.69516757983121502" table:style-name="ce21">
            <text:p>1</text:p>
          </table:table-cell>
          <table:table-cell office:value-type="float" office:value="16.067667747176749" table:style-name="ce21">
            <text:p>16</text:p>
          </table:table-cell>
          <table:table-cell table:style-name="ce3"/>
          <table:table-cell office:value-type="float" office:value="83.092000000000013" table:style-name="ce21">
            <text:p>83</text:p>
          </table:table-cell>
          <table:table-cell office:value-type="float" office:value="55.101592985109441" table:style-name="ce21">
            <text:p>55</text:p>
          </table:table-cell>
          <table:table-cell office:value-type="float" office:value="1193.2209999999991" table:style-name="ce21">
            <text:p>1,19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Containers &gt;40'</text:p>
          </table:table-cell>
          <table:table-cell table:style-name="ce3"/>
          <table:table-cell office:value-type="float" office:value="459.26295140389232" table:style-name="ce21">
            <text:p>459</text:p>
          </table:table-cell>
          <table:table-cell office:value-type="float" office:value="298.11494984829108" table:style-name="ce21">
            <text:p>298</text:p>
          </table:table-cell>
          <table:table-cell office:value-type="float" office:value="5438.7567692464245" table:style-name="ce21">
            <text:p>5,439</text:p>
          </table:table-cell>
          <table:table-cell table:style-name="ce3"/>
          <table:table-cell office:value-type="float" office:value="27.9314366327663" table:style-name="ce21">
            <text:p>28</text:p>
          </table:table-cell>
          <table:table-cell office:value-type="float" office:value="16.360339796613779" table:style-name="ce21">
            <text:p>16</text:p>
          </table:table-cell>
          <table:table-cell office:value-type="float" office:value="364.32915498999398" table:style-name="ce21">
            <text:p>364</text:p>
          </table:table-cell>
          <table:table-cell table:style-name="ce3"/>
          <table:table-cell office:value-type="float" office:value="488.16199999999697" table:style-name="ce21">
            <text:p>488</text:p>
          </table:table-cell>
          <table:table-cell office:value-type="float" office:value="314.47529545324016" table:style-name="ce21">
            <text:p>314</text:p>
          </table:table-cell>
          <table:table-cell office:value-type="float" office:value="5803.0859999999902" table:style-name="ce21">
            <text:p>5,803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Road goods vehicles and trailers<text:s/></text:p>
          </table:table-cell>
          <table:table-cell table:style-name="ce3"/>
          <table:table-cell office:value-type="float" office:value="3857.2534103746652" table:style-name="ce21">
            <text:p>3,857</text:p>
          </table:table-cell>
          <table:table-cell office:value-type="float" office:value="3332.9641868373001" table:style-name="ce21">
            <text:p>3,333</text:p>
          </table:table-cell>
          <table:table-cell office:value-type="float" office:value="38174.516626482364" table:style-name="ce21">
            <text:p>38,175</text:p>
          </table:table-cell>
          <table:table-cell table:style-name="ce3"/>
          <table:table-cell office:value-type="float" office:value="736.07858962533192" table:style-name="ce21">
            <text:p>736</text:p>
          </table:table-cell>
          <table:table-cell office:value-type="float" office:value="586.88746804989296" table:style-name="ce21">
            <text:p>587</text:p>
          </table:table-cell>
          <table:table-cell office:value-type="float" office:value="8270.5443735176705" table:style-name="ce21">
            <text:p>8,271</text:p>
          </table:table-cell>
          <table:table-cell table:style-name="ce3"/>
          <table:table-cell office:value-type="float" office:value="4593.3319999999985" table:style-name="ce21">
            <text:p>4,593</text:p>
          </table:table-cell>
          <table:table-cell office:value-type="float" office:value="3919.851654887193" table:style-name="ce21">
            <text:p>3,920</text:p>
          </table:table-cell>
          <table:table-cell office:value-type="float" office:value="46445.061000000031" table:style-name="ce21">
            <text:p>46,445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non 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Unaccompanied road goods trailers</text:p>
          </table:table-cell>
          <table:table-cell table:style-name="ce3"/>
          <table:table-cell office:value-type="float" office:value="2040.484122014004" table:style-name="ce21">
            <text:p>2,040</text:p>
          </table:table-cell>
          <table:table-cell office:value-type="float" office:value="1686.9095423728274" table:style-name="ce21">
            <text:p>1,687</text:p>
          </table:table-cell>
          <table:table-cell office:value-type="float" office:value="28262.36074439231" table:style-name="ce21">
            <text:p>28,262</text:p>
          </table:table-cell>
          <table:table-cell table:style-name="ce3"/>
          <table:table-cell office:value-type="float" office:value="1068.0328779859969" table:style-name="ce21">
            <text:p>1,068</text:p>
          </table:table-cell>
          <table:table-cell office:value-type="float" office:value="954.98726034762399" table:style-name="ce21">
            <text:p>955</text:p>
          </table:table-cell>
          <table:table-cell office:value-type="float" office:value="15685.868255607711" table:style-name="ce21">
            <text:p>15,686</text:p>
          </table:table-cell>
          <table:table-cell table:style-name="ce3"/>
          <table:table-cell office:value-type="float" office:value="3108.5170000000026" table:style-name="ce21">
            <text:p>3,109</text:p>
          </table:table-cell>
          <table:table-cell office:value-type="float" office:value="2641.8968027204505" table:style-name="ce21">
            <text:p>2,642</text:p>
          </table:table-cell>
          <table:table-cell office:value-type="float" office:value="43948.229000000123" table:style-name="ce21">
            <text:p>43,948</text:p>
          </table:table-cell>
          <table:table-cell table:number-columns-repeated="16371"/>
        </table:table-row>
        <table:table-row table:style-name="ro2">
          <table:table-cell office:value-type="string" table:style-name="ce22">
            <text:p><text:s text:c="8"/>Rail wagons, shipborne port to port trailers, and barges<text:s text:c="191"/></text:p>
          </table:table-cell>
          <table:table-cell table:style-name="ce22"/>
          <table:table-cell office:value-type="float" office:value="579.53032804186205" table:style-name="ce21">
            <text:p>580</text:p>
          </table:table-cell>
          <table:table-cell office:value-type="float" office:value="466.48200105503872" table:style-name="ce21">
            <text:p>466</text:p>
          </table:table-cell>
          <table:table-cell office:value-type="float" office:value="10381.890004152012" table:style-name="ce21">
            <text:p>10,382</text:p>
          </table:table-cell>
          <table:table-cell table:style-name="ce3"/>
          <table:table-cell office:value-type="float" office:value="7.8306719581375805" table:style-name="ce21">
            <text:p>8</text:p>
          </table:table-cell>
          <table:table-cell office:value-type="float" office:value="4.0607572917665493" table:style-name="ce21">
            <text:p>4</text:p>
          </table:table-cell>
          <table:table-cell office:value-type="float" office:value="30.689995847988797" table:style-name="ce21">
            <text:p>31</text:p>
          </table:table-cell>
          <table:table-cell table:style-name="ce3"/>
          <table:table-cell office:value-type="float" office:value="587.36099999999954" table:style-name="ce21">
            <text:p>587</text:p>
          </table:table-cell>
          <table:table-cell office:value-type="float" office:value="470.54275834680618" table:style-name="ce21">
            <text:p>471</text:p>
          </table:table-cell>
          <table:table-cell office:value-type="float" office:value="10412.58" table:style-name="ce21">
            <text:p>10,413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 Main Freight</text:p>
          </table:table-cell>
          <table:table-cell table:style-name="ce23"/>
          <table:table-cell office:value-type="float" office:value="12025.77455563367" table:style-name="ce24">
            <text:p>12,026</text:p>
          </table:table-cell>
          <table:table-cell office:value-type="float" office:value="9443.6873383589736" table:style-name="ce24">
            <text:p>9,444</text:p>
          </table:table-cell>
          <table:table-cell office:value-type="float" office:value="137266.0828473838" table:style-name="ce24">
            <text:p>137,266</text:p>
          </table:table-cell>
          <table:table-cell table:style-name="ce3"/>
          <table:table-cell office:value-type="float" office:value="2164.6124379329494" table:style-name="ce24">
            <text:p>2,165</text:p>
          </table:table-cell>
          <table:table-cell office:value-type="float" office:value="1780.3071884929873" table:style-name="ce24">
            <text:p>1,780</text:p>
          </table:table-cell>
          <table:table-cell office:value-type="float" office:value="27566.718483038581" table:style-name="ce24">
            <text:p>27,567</text:p>
          </table:table-cell>
          <table:table-cell table:style-name="ce3"/>
          <table:table-cell office:value-type="float" office:value="14211.156999999957" table:style-name="ce24">
            <text:p>14,211</text:p>
          </table:table-cell>
          <table:table-cell office:value-type="float" office:value="11224.20286853502" table:style-name="ce24">
            <text:p>11,224</text:p>
          </table:table-cell>
          <table:table-cell office:value-type="float" office:value="164836.65200000012" table:style-name="ce24">
            <text:p>164,837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Other Freight</text:p>
          </table:table-cell>
          <table:table-cell table:style-name="ce19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0">
            <text:p>Roll-on/roll-off (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Import/export motor vehicles</text:p>
          </table:table-cell>
          <table:table-cell table:style-name="ce3"/>
          <table:table-cell office:value-type="float" office:value="4177.8640250674689" table:style-name="ce21">
            <text:p>4,178</text:p>
          </table:table-cell>
          <table:table-cell office:value-type="float" office:value="0" table:style-name="ce21">
            <text:p>0</text:p>
          </table:table-cell>
          <table:table-cell office:value-type="float" office:value="5872.9954996275992" table:style-name="ce21">
            <text:p>5,873</text:p>
          </table:table-cell>
          <table:table-cell table:style-name="ce3"/>
          <table:table-cell office:value-type="float" office:value="137.24397493253389" table:style-name="ce21">
            <text:p>137</text:p>
          </table:table-cell>
          <table:table-cell office:value-type="float" office:value="0" table:style-name="ce21">
            <text:p>0</text:p>
          </table:table-cell>
          <table:table-cell office:value-type="float" office:value="220.88350037239371" table:style-name="ce21">
            <text:p>221</text:p>
          </table:table-cell>
          <table:table-cell table:style-name="ce3"/>
          <table:table-cell office:value-type="float" office:value="4315.1080000000029" table:style-name="ce21">
            <text:p>4,315</text:p>
          </table:table-cell>
          <table:table-cell office:value-type="float" office:value="0" table:style-name="ce21">
            <text:p>0</text:p>
          </table:table-cell>
          <table:table-cell office:value-type="float" office:value="6093.8789999999935" table:style-name="ce21">
            <text:p>6,09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Other mobile self-propelled units</text:p>
          </table:table-cell>
          <table:table-cell table:style-name="ce3"/>
          <table:table-cell office:value-type="float" office:value="1.7000000000000001E-2" table:style-name="ce21">
            <text:p>~</text:p>
          </table:table-cell>
          <table:table-cell office:value-type="float" office:value="1.7000000000000001E-2" table:style-name="ce21">
            <text:p>~</text:p>
          </table:table-cell>
          <table:table-cell office:value-type="float" office:value="0.378" table:style-name="ce21">
            <text:p>~</text:p>
          </table:table-cell>
          <table:table-cell table:style-name="ce3"/>
          <table:table-cell office:value-type="float" office:value="0.56200000000000006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.57899999999999996" table:style-name="ce21">
            <text:p>1</text:p>
          </table:table-cell>
          <table:table-cell office:value-type="float" office:value="1.7000000000000001E-2" table:style-name="ce21">
            <text:p>~</text:p>
          </table:table-cell>
          <table:table-cell office:value-type="float" office:value="0.378" table:style-name="ce21">
            <text:p>~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non 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2">
            <text:p><text:s text:c="8"/>Unaccompanied caravans, agricultural and industrial vehicles</text:p>
          </table:table-cell>
          <table:table-cell table:style-name="ce22"/>
          <table:table-cell office:value-type="float" office:value="31.141812694273757" table:style-name="ce21">
            <text:p>31</text:p>
          </table:table-cell>
          <table:table-cell office:value-type="float" office:value="0" table:style-name="ce21">
            <text:p>0</text:p>
          </table:table-cell>
          <table:table-cell office:value-type="float" office:value="129.19723493380241" table:style-name="ce21">
            <text:p>129</text:p>
          </table:table-cell>
          <table:table-cell table:style-name="ce3"/>
          <table:table-cell office:value-type="float" office:value="2.5841873057262204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6.7617650661976398" table:style-name="ce21">
            <text:p>7</text:p>
          </table:table-cell>
          <table:table-cell table:style-name="ce3"/>
          <table:table-cell office:value-type="float" office:value="34.352999999999987" table:style-name="ce21">
            <text:p>34</text:p>
          </table:table-cell>
          <table:table-cell office:value-type="float" office:value="0" table:style-name="ce21">
            <text:p>0</text:p>
          </table:table-cell>
          <table:table-cell office:value-type="float" office:value="137.53799999999993" table:style-name="ce21">
            <text:p>13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Other mobile non self-propelled units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6">
            <text:p>Total Other Freight</text:p>
          </table:table-cell>
          <table:table-cell table:style-name="ce16"/>
          <table:table-cell office:value-type="float" office:value="4209.0228377617423" table:style-name="ce24">
            <text:p>4,209</text:p>
          </table:table-cell>
          <table:table-cell office:value-type="float" office:value="1.7000000000000001E-2" table:style-name="ce24">
            <text:p>~</text:p>
          </table:table-cell>
          <table:table-cell office:value-type="float" office:value="6002.570734561401" table:style-name="ce24">
            <text:p>6,003</text:p>
          </table:table-cell>
          <table:table-cell table:style-name="ce23"/>
          <table:table-cell office:value-type="float" office:value="140.39016223826013" table:style-name="ce24">
            <text:p>140</text:p>
          </table:table-cell>
          <table:table-cell office:value-type="float" office:value="0" table:style-name="ce24">
            <text:p>0</text:p>
          </table:table-cell>
          <table:table-cell office:value-type="float" office:value="227.64526543859137" table:style-name="ce24">
            <text:p>228</text:p>
          </table:table-cell>
          <table:table-cell table:style-name="ce23"/>
          <table:table-cell office:value-type="float" office:value="4350.0400000000027" table:style-name="ce24">
            <text:p>4,350</text:p>
          </table:table-cell>
          <table:table-cell office:value-type="float" office:value="1.7000000000000001E-2" table:style-name="ce24">
            <text:p>~</text:p>
          </table:table-cell>
          <table:table-cell office:value-type="float" office:value="6231.7949999999928" table:style-name="ce24">
            <text:p>6,232</text:p>
          </table:table-cell>
          <table:table-cell table:number-columns-repeated="16371" table:style-name="ce51"/>
        </table:table-row>
        <table:table-row table:style-name="ro2">
          <table:table-cell office:value-type="string" table:style-name="ce23">
            <text:p>Total Freight</text:p>
          </table:table-cell>
          <table:table-cell table:style-name="ce23"/>
          <table:table-cell office:value-type="float" office:value="16234.797393395413" table:style-name="ce24">
            <text:p>16,235</text:p>
          </table:table-cell>
          <table:table-cell office:value-type="float" office:value="9443.7043383589735" table:style-name="ce24">
            <text:p>9,444</text:p>
          </table:table-cell>
          <table:table-cell office:value-type="float" office:value="143268.6535819452" table:style-name="ce24">
            <text:p>143,269</text:p>
          </table:table-cell>
          <table:table-cell table:style-name="ce3"/>
          <table:table-cell office:value-type="float" office:value="2305.0026001712095" table:style-name="ce24">
            <text:p>2,305</text:p>
          </table:table-cell>
          <table:table-cell office:value-type="float" office:value="1780.3071884929873" table:style-name="ce24">
            <text:p>1,780</text:p>
          </table:table-cell>
          <table:table-cell office:value-type="float" office:value="27794.363748477172" table:style-name="ce24">
            <text:p>27,794</text:p>
          </table:table-cell>
          <table:table-cell table:style-name="ce3"/>
          <table:table-cell office:value-type="float" office:value="18561.19699999996" table:style-name="ce24">
            <text:p>18,561</text:p>
          </table:table-cell>
          <table:table-cell office:value-type="float" office:value="11224.219868535019" table:style-name="ce24">
            <text:p>11,224</text:p>
          </table:table-cell>
          <table:table-cell office:value-type="float" office:value="171068.4470000001" table:style-name="ce24">
            <text:p>171,068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Non-Freight</text:p>
          </table:table-cell>
          <table:table-cell table:style-name="ce19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6">
          <table:table-cell office:value-type="string" table:style-name="ce20">
            <text:p>Roll-on/roll-off (self-propelled)<text:span text:style-name="T2"><text:s/>2</text:span>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6">
          <table:table-cell office:value-type="string" table:style-name="ce3">
            <text:p><text:s text:c="8"/>Passenger cars, motorcycles and accompanying trailers/caravans<text:s/><text:span text:style-name="T3">1</text:span></text:p>
          </table:table-cell>
          <table:table-cell table:style-name="ce3"/>
          <table:table-cell office:value-type="float" office:value="4038.1132162890399" table:style-name="ce25">
            <text:p>4,038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1355.548783710964" table:style-name="ce25">
            <text:p>1,356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5393.662000000003" table:style-name="ce25">
            <text:p>5,394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Passenger buses</text:p>
          </table:table-cell>
          <table:table-cell table:style-name="ce3"/>
          <table:table-cell office:value-type="float" office:value="105.10899999999999" table:style-name="ce25">
            <text:p>105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22.013000000000002" table:style-name="ce25">
            <text:p>22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127.122" table:style-name="ce25">
            <text:p>127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 Non-Freight</text:p>
          </table:table-cell>
          <table:table-cell table:style-name="ce23"/>
          <table:table-cell office:value-type="float" office:value="4143.2222162890403" table:style-name="ce26">
            <text:p>4,143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style-name="ce3"/>
          <table:table-cell office:value-type="float" office:value="1377.5617837109639" table:style-name="ce26">
            <text:p>1,378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style-name="ce3"/>
          <table:table-cell office:value-type="float" office:value="5520.7840000000033" table:style-name="ce26">
            <text:p>5,521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Totals</text:p>
          </table:table-cell>
          <table:table-cell table:style-name="ce19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7">
            <text:p><text:s text:c="8"/>All lo-lo container traffic</text:p>
          </table:table-cell>
          <table:table-cell table:style-name="ce27"/>
          <table:table-cell office:value-type="float" office:value="5548.5066952031402" table:style-name="ce24">
            <text:p>5,549</text:p>
          </table:table-cell>
          <table:table-cell office:value-type="float" office:value="3957.3316080938075" table:style-name="ce24">
            <text:p>3,957</text:p>
          </table:table-cell>
          <table:table-cell office:value-type="float" office:value="60447.315472357128" table:style-name="ce24">
            <text:p>60,447</text:p>
          </table:table-cell>
          <table:table-cell table:style-name="ce3"/>
          <table:table-cell office:value-type="float" office:value="352.67029836348331" table:style-name="ce24">
            <text:p>353</text:p>
          </table:table-cell>
          <table:table-cell office:value-type="float" office:value="234.37170280370387" table:style-name="ce24">
            <text:p>234</text:p>
          </table:table-cell>
          <table:table-cell office:value-type="float" office:value="3579.6158580652127" table:style-name="ce24">
            <text:p>3,580</text:p>
          </table:table-cell>
          <table:table-cell table:style-name="ce3"/>
          <table:table-cell office:value-type="float" office:value="5921.9469999999574" table:style-name="ce24">
            <text:p>5,922</text:p>
          </table:table-cell>
          <table:table-cell office:value-type="float" office:value="4191.9116525805703" table:style-name="ce24">
            <text:p>4,192</text:p>
          </table:table-cell>
          <table:table-cell office:value-type="float" office:value="64030.781999999977" table:style-name="ce24">
            <text:p>64,031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8"/>All ro-ro self-propelled traffic</text:p>
          </table:table-cell>
          <table:table-cell table:style-name="ce23"/>
          <table:table-cell office:value-type="float" office:value="12178.356651731174" table:style-name="ce24">
            <text:p>12,178</text:p>
          </table:table-cell>
          <table:table-cell office:value-type="float" office:value="3332.9811868372999" table:style-name="ce24">
            <text:p>3,333</text:p>
          </table:table-cell>
          <table:table-cell office:value-type="float" office:value="44047.89012610996" table:style-name="ce24">
            <text:p>44,048</text:p>
          </table:table-cell>
          <table:table-cell table:style-name="ce3"/>
          <table:table-cell office:value-type="float" office:value="2251.4463482688298" table:style-name="ce24">
            <text:p>2,251</text:p>
          </table:table-cell>
          <table:table-cell office:value-type="float" office:value="586.88746804989296" table:style-name="ce24">
            <text:p>587</text:p>
          </table:table-cell>
          <table:table-cell office:value-type="float" office:value="8491.4278738900648" table:style-name="ce24">
            <text:p>8,491</text:p>
          </table:table-cell>
          <table:table-cell table:style-name="ce3"/>
          <table:table-cell office:value-type="float" office:value="14429.803000000004" table:style-name="ce24">
            <text:p>14,430</text:p>
          </table:table-cell>
          <table:table-cell office:value-type="float" office:value="3919.8686548871929" table:style-name="ce24">
            <text:p>3,920</text:p>
          </table:table-cell>
          <table:table-cell office:value-type="float" office:value="52539.318000000021" table:style-name="ce24">
            <text:p>52,539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8"/>All ro-ro non self-propelled traffic</text:p>
          </table:table-cell>
          <table:table-cell table:style-name="ce23"/>
          <table:table-cell office:value-type="float" office:value="2651.1562627501398" table:style-name="ce24">
            <text:p>2,651</text:p>
          </table:table-cell>
          <table:table-cell office:value-type="float" office:value="2153.3915434278661" table:style-name="ce24">
            <text:p>2,153</text:p>
          </table:table-cell>
          <table:table-cell office:value-type="float" office:value="38773.447983478123" table:style-name="ce24">
            <text:p>38,773</text:p>
          </table:table-cell>
          <table:table-cell table:style-name="ce3"/>
          <table:table-cell office:value-type="float" office:value="1078.4477372498607" table:style-name="ce24">
            <text:p>1,078</text:p>
          </table:table-cell>
          <table:table-cell office:value-type="float" office:value="959.04801763939054" table:style-name="ce24">
            <text:p>959</text:p>
          </table:table-cell>
          <table:table-cell office:value-type="float" office:value="15723.320016521897" table:style-name="ce24">
            <text:p>15,723</text:p>
          </table:table-cell>
          <table:table-cell table:style-name="ce3"/>
          <table:table-cell office:value-type="float" office:value="3730.231000000002" table:style-name="ce24">
            <text:p>3,730</text:p>
          </table:table-cell>
          <table:table-cell office:value-type="float" office:value="3112.4395610672568" table:style-name="ce24">
            <text:p>3,112</text:p>
          </table:table-cell>
          <table:table-cell office:value-type="float" office:value="54498.347000000125" table:style-name="ce24">
            <text:p>54,498</text:p>
          </table:table-cell>
          <table:table-cell table:number-columns-repeated="16371"/>
        </table:table-row>
        <table:table-row table:style-name="ro2">
          <table:table-cell office:value-type="string" table:style-name="ce28">
            <text:p>All traffic</text:p>
          </table:table-cell>
          <table:table-cell table:style-name="ce28"/>
          <table:table-cell office:value-type="float" office:value="20378.019609684456" table:style-name="ce29">
            <text:p>20,378</text:p>
          </table:table-cell>
          <table:table-cell office:value-type="float" office:value="9443.7043383589735" table:style-name="ce29">
            <text:p>9,444</text:p>
          </table:table-cell>
          <table:table-cell office:value-type="float" office:value="143268.65358194523" table:style-name="ce29">
            <text:p>143,269</text:p>
          </table:table-cell>
          <table:table-cell table:style-name="ce9"/>
          <table:table-cell office:value-type="float" office:value="3682.5643838821734" table:style-name="ce29">
            <text:p>3,683</text:p>
          </table:table-cell>
          <table:table-cell office:value-type="float" office:value="1780.3071884929873" table:style-name="ce29">
            <text:p>1,780</text:p>
          </table:table-cell>
          <table:table-cell office:value-type="float" office:value="27794.363748477172" table:style-name="ce50">
            <text:p>27,794</text:p>
          </table:table-cell>
          <table:table-cell table:style-name="ce9"/>
          <table:table-cell office:value-type="float" office:value="24081.980999999963" table:style-name="ce29">
            <text:p>24,082</text:p>
          </table:table-cell>
          <table:table-cell office:value-type="float" office:value="11224.219868535019" table:style-name="ce29">
            <text:p>11,224</text:p>
          </table:table-cell>
          <table:table-cell office:value-type="float" office:value="171068.44700000013" table:style-name="ce29">
            <text:p>171,068</text:p>
          </table:table-cell>
          <table:table-cell table:number-columns-repeated="16371"/>
        </table:table-row>
        <table:table-row table:number-rows-repeated="3" table:style-name="ro2">
          <table:table-cell table:number-columns-repeated="2" table:style-name="ce27"/>
          <table:table-cell table:number-columns-repeated="3" table:style-name="ce24"/>
          <table:table-cell table:style-name="ce3"/>
          <table:table-cell table:number-columns-repeated="3" table:style-name="ce24"/>
          <table:table-cell table:style-name="ce3"/>
          <table:table-cell table:number-columns-repeated="3" table:style-name="ce24"/>
          <table:table-cell table:number-columns-repeated="16371"/>
        </table:table-row>
        <table:table-row table:style-name="ro7">
          <table:table-cell table:number-columns-repeated="2" table:style-name="ce30"/>
          <table:table-cell table:number-columns-repeated="3" table:style-name="ce31"/>
          <table:table-cell table:style-name="ce7"/>
          <table:table-cell table:number-columns-repeated="3" table:style-name="ce31"/>
          <table:table-cell table:style-name="ce7"/>
          <table:table-cell table:number-columns-repeated="2" table:style-name="ce31"/>
          <table:table-cell office:value-type="string" table:style-name="ce8">
            <text:p>Thousand units/ thousand tonnes</text:p>
          </table:table-cell>
          <table:table-cell table:number-columns-repeated="16371"/>
        </table:table-row>
        <table:table-row table:style-name="ro2">
          <table:table-cell table:number-columns-repeated="2" table:style-name="ce9"/>
          <table:table-cell office:value-type="string" table:number-columns-spanned="3" table:number-rows-spanned="1" table:style-name="ce49">
            <text:p>International traffic</text:p>
          </table:table-cell>
          <table:covered-table-cell table:number-columns-repeated="2"/>
          <table:table-cell table:style-name="ce9"/>
          <table:table-cell office:value-type="string" table:number-columns-spanned="3" table:number-rows-spanned="1" table:style-name="ce49">
            <text:p>Domestic traffic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49">
            <text:p>All international and domestic</text:p>
          </table:table-cell>
          <table:covered-table-cell table:number-columns-repeated="2"/>
          <table:table-cell table:number-columns-repeated="16371"/>
        </table:table-row>
        <table:table-row table:style-name="ro5">
          <table:table-cell table:number-columns-repeated="2" table:style-name="ce32"/>
          <table:table-cell office:value-type="string" table:style-name="ce14">
            <text:p>All units</text:p>
          </table:table-cell>
          <table:table-cell office:value-type="string" table:style-name="ce14">
            <text:p>Loaded units</text:p>
          </table:table-cell>
          <table:table-cell office:value-type="string" table:style-name="ce14">
            <text:p>Weight of goods</text:p>
          </table:table-cell>
          <table:table-cell table:style-name="ce13"/>
          <table:table-cell office:value-type="string" table:style-name="ce14">
            <text:p>All units</text:p>
          </table:table-cell>
          <table:table-cell office:value-type="string" table:style-name="ce14">
            <text:p>Loaded units</text:p>
          </table:table-cell>
          <table:table-cell office:value-type="string" table:style-name="ce14">
            <text:p>Weight of goods</text:p>
          </table:table-cell>
          <table:table-cell table:style-name="ce13"/>
          <table:table-cell office:value-type="string" table:style-name="ce14">
            <text:p>All units</text:p>
          </table:table-cell>
          <table:table-cell office:value-type="string" table:style-name="ce14">
            <text:p>Loaded units</text:p>
          </table:table-cell>
          <table:table-cell office:value-type="string" table:style-name="ce14">
            <text:p>Weight of goods</text:p>
          </table:table-cell>
          <table:table-cell table:number-columns-repeated="16371"/>
        </table:table-row>
        <table:table-row table:style-name="ro2">
          <table:table-cell office:value-type="string" table:style-name="ce27">
            <text:p>(b) Inward traffic</text:p>
          </table:table-cell>
          <table:table-cell table:style-name="ce27"/>
          <table:table-cell table:number-columns-repeated="3" table:style-name="ce24"/>
          <table:table-cell table:style-name="ce3"/>
          <table:table-cell table:number-columns-repeated="3" table:style-name="ce24"/>
          <table:table-cell table:style-name="ce3"/>
          <table:table-cell table:number-columns-repeated="3" table:style-name="ce24"/>
          <table:table-cell table:number-columns-repeated="16371"/>
        </table:table-row>
        <table:table-row table:style-name="ro2">
          <table:table-cell office:value-type="string" table:style-name="ce23">
            <text:p>Main Freight</text:p>
          </table:table-cell>
          <table:table-cell table:style-name="ce23"/>
          <table:table-cell table:number-columns-repeated="16382" table:style-name="ce3"/>
        </table:table-row>
        <table:table-row table:style-name="ro2">
          <table:table-cell office:value-type="string" table:style-name="ce20">
            <text:p>Lo-Lo Containers</text:p>
          </table:table-cell>
          <table:table-cell table:style-name="ce20"/>
          <table:table-cell table:number-columns-repeated="16382" table:style-name="ce3"/>
        </table:table-row>
        <table:table-row table:style-name="ro2">
          <table:table-cell office:value-type="string" table:style-name="ce3">
            <text:p><text:s text:c="8"/>20' containers</text:p>
          </table:table-cell>
          <table:table-cell table:style-name="ce3"/>
          <table:table-cell office:value-type="float" office:value="800.0574454940147" table:style-name="ce21">
            <text:p>800</text:p>
          </table:table-cell>
          <table:table-cell office:value-type="float" office:value="770.39526397022667" table:style-name="ce21">
            <text:p>770</text:p>
          </table:table-cell>
          <table:table-cell office:value-type="float" office:value="11515.444215124564" table:style-name="ce21">
            <text:p>11,515</text:p>
          </table:table-cell>
          <table:table-cell table:style-name="ce3"/>
          <table:table-cell office:value-type="float" office:value="57.920690290518998" table:style-name="ce21">
            <text:p>58</text:p>
          </table:table-cell>
          <table:table-cell office:value-type="float" office:value="28.1498963906798" table:style-name="ce21">
            <text:p>28</text:p>
          </table:table-cell>
          <table:table-cell office:value-type="float" office:value="336.28476149754698" table:style-name="ce21">
            <text:p>336</text:p>
          </table:table-cell>
          <table:table-cell table:style-name="ce3"/>
          <table:table-cell office:value-type="float" office:value="858.74499999998181" table:style-name="ce21">
            <text:p>859</text:p>
          </table:table-cell>
          <table:table-cell office:value-type="float" office:value="798.72551741862026" table:style-name="ce21">
            <text:p>799</text:p>
          </table:table-cell>
          <table:table-cell office:value-type="float" office:value="11855.324000000006" table:style-name="ce21">
            <text:p>11,85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40' containers</text:p>
          </table:table-cell>
          <table:table-cell table:style-name="ce3"/>
          <table:table-cell office:value-type="float" office:value="1744.4944907489569" table:style-name="ce21">
            <text:p>1,744</text:p>
          </table:table-cell>
          <table:table-cell office:value-type="float" office:value="1652.8341529464035" table:style-name="ce21">
            <text:p>1,653</text:p>
          </table:table-cell>
          <table:table-cell office:value-type="float" office:value="21350.951615811267" table:style-name="ce21">
            <text:p>21,351</text:p>
          </table:table-cell>
          <table:table-cell table:style-name="ce3"/>
          <table:table-cell office:value-type="float" office:value="84.543079050147796" table:style-name="ce21">
            <text:p>85</text:p>
          </table:table-cell>
          <table:table-cell office:value-type="float" office:value="60.540311876375398" table:style-name="ce21">
            <text:p>61</text:p>
          </table:table-cell>
          <table:table-cell office:value-type="float" office:value="864.275575849402" table:style-name="ce21">
            <text:p>864</text:p>
          </table:table-cell>
          <table:table-cell table:style-name="ce3"/>
          <table:table-cell office:value-type="float" office:value="1829.9169999999667" table:style-name="ce21">
            <text:p>1,830</text:p>
          </table:table-cell>
          <table:table-cell office:value-type="float" office:value="1713.3823219922824" table:style-name="ce21">
            <text:p>1,713</text:p>
          </table:table-cell>
          <table:table-cell office:value-type="float" office:value="22215.330000000038" table:style-name="ce21">
            <text:p>22,21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Containers &gt;20' &amp; &lt;40'</text:p>
          </table:table-cell>
          <table:table-cell table:style-name="ce3"/>
          <table:table-cell office:value-type="float" office:value="37.87028502175346" table:style-name="ce21">
            <text:p>38</text:p>
          </table:table-cell>
          <table:table-cell office:value-type="float" office:value="36.983114146653811" table:style-name="ce21">
            <text:p>37</text:p>
          </table:table-cell>
          <table:table-cell office:value-type="float" office:value="804.64996577442378" table:style-name="ce21">
            <text:p>805</text:p>
          </table:table-cell>
          <table:table-cell table:style-name="ce3"/>
          <table:table-cell office:value-type="float" office:value="4.3216353314454299" table:style-name="ce21">
            <text:p>4</text:p>
          </table:table-cell>
          <table:table-cell office:value-type="float" office:value="0.44046617994866" table:style-name="ce21">
            <text:p>~</text:p>
          </table:table-cell>
          <table:table-cell office:value-type="float" office:value="8.6320342255756994" table:style-name="ce21">
            <text:p>9</text:p>
          </table:table-cell>
          <table:table-cell table:style-name="ce3"/>
          <table:table-cell office:value-type="float" office:value="42.209999999999958" table:style-name="ce21">
            <text:p>42</text:p>
          </table:table-cell>
          <table:table-cell office:value-type="float" office:value="37.423580326602462" table:style-name="ce21">
            <text:p>37</text:p>
          </table:table-cell>
          <table:table-cell office:value-type="float" office:value="813.28199999999947" table:style-name="ce21">
            <text:p>81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Containers &gt;40'</text:p>
          </table:table-cell>
          <table:table-cell table:style-name="ce3"/>
          <table:table-cell office:value-type="float" office:value="227.81151245497838" table:style-name="ce21">
            <text:p>228</text:p>
          </table:table-cell>
          <table:table-cell office:value-type="float" office:value="224.52842442246515" table:style-name="ce21">
            <text:p>225</text:p>
          </table:table-cell>
          <table:table-cell office:value-type="float" office:value="4189.588811012778" table:style-name="ce21">
            <text:p>4,190</text:p>
          </table:table-cell>
          <table:table-cell table:style-name="ce3"/>
          <table:table-cell office:value-type="float" office:value="12.410142456559999" table:style-name="ce21">
            <text:p>12</text:p>
          </table:table-cell>
          <table:table-cell office:value-type="float" office:value="7.9786239419764398" table:style-name="ce21">
            <text:p>8</text:p>
          </table:table-cell>
          <table:table-cell office:value-type="float" office:value="174.68911322364301" table:style-name="ce21">
            <text:p>175</text:p>
          </table:table-cell>
          <table:table-cell table:style-name="ce3"/>
          <table:table-cell office:value-type="float" office:value="240.28799999999842" table:style-name="ce21">
            <text:p>240</text:p>
          </table:table-cell>
          <table:table-cell office:value-type="float" office:value="232.50705417277712" table:style-name="ce21">
            <text:p>233</text:p>
          </table:table-cell>
          <table:table-cell office:value-type="float" office:value="4364.2780000000048" table:style-name="ce21">
            <text:p>4,36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Road goods vehicles and trailers<text:s/></text:p>
          </table:table-cell>
          <table:table-cell table:style-name="ce3"/>
          <table:table-cell office:value-type="float" office:value="1883.2948302862383" table:style-name="ce21">
            <text:p>1,883</text:p>
          </table:table-cell>
          <table:table-cell office:value-type="float" office:value="1843.5743826443036" table:style-name="ce21">
            <text:p>1,844</text:p>
          </table:table-cell>
          <table:table-cell office:value-type="float" office:value="22077.917466834817" table:style-name="ce21">
            <text:p>22,078</text:p>
          </table:table-cell>
          <table:table-cell table:style-name="ce3"/>
          <table:table-cell office:value-type="float" office:value="368.58016971376099" table:style-name="ce21">
            <text:p>369</text:p>
          </table:table-cell>
          <table:table-cell office:value-type="float" office:value="295.88297691894797" table:style-name="ce21">
            <text:p>296</text:p>
          </table:table-cell>
          <table:table-cell office:value-type="float" office:value="4096.1465331652098" table:style-name="ce21">
            <text:p>4,096</text:p>
          </table:table-cell>
          <table:table-cell table:style-name="ce3"/>
          <table:table-cell office:value-type="float" office:value="2251.8749999999982" table:style-name="ce21">
            <text:p>2,252</text:p>
          </table:table-cell>
          <table:table-cell office:value-type="float" office:value="2139.4573595632514" table:style-name="ce21">
            <text:p>2,139</text:p>
          </table:table-cell>
          <table:table-cell office:value-type="float" office:value="26174.064000000017" table:style-name="ce21">
            <text:p>26,174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non 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Unaccompanied road goods trailers</text:p>
          </table:table-cell>
          <table:table-cell table:style-name="ce3"/>
          <table:table-cell office:value-type="float" office:value="1037.987425322417" table:style-name="ce21">
            <text:p>1,038</text:p>
          </table:table-cell>
          <table:table-cell office:value-type="float" office:value="1006.3166560600243" table:style-name="ce21">
            <text:p>1,006</text:p>
          </table:table-cell>
          <table:table-cell office:value-type="float" office:value="17043.939005253589" table:style-name="ce21">
            <text:p>17,044</text:p>
          </table:table-cell>
          <table:table-cell table:style-name="ce3"/>
          <table:table-cell office:value-type="float" office:value="526.50457467758304" table:style-name="ce21">
            <text:p>527</text:p>
          </table:table-cell>
          <table:table-cell office:value-type="float" office:value="464.77197503485201" table:style-name="ce21">
            <text:p>465</text:p>
          </table:table-cell>
          <table:table-cell office:value-type="float" office:value="7563.5249947464699" table:style-name="ce21">
            <text:p>7,564</text:p>
          </table:table-cell>
          <table:table-cell table:style-name="ce3"/>
          <table:table-cell office:value-type="float" office:value="1564.4920000000011" table:style-name="ce21">
            <text:p>1,564</text:p>
          </table:table-cell>
          <table:table-cell office:value-type="float" office:value="1471.0886310948763" table:style-name="ce21">
            <text:p>1,471</text:p>
          </table:table-cell>
          <table:table-cell office:value-type="float" office:value="24607.464000000058" table:style-name="ce21">
            <text:p>24,607</text:p>
          </table:table-cell>
          <table:table-cell table:number-columns-repeated="16371"/>
        </table:table-row>
        <table:table-row table:style-name="ro2">
          <table:table-cell office:value-type="string" table:style-name="ce22">
            <text:p><text:s text:c="8"/>Rail wagons, shipborne port to port trailers, and barges<text:s text:c="191"/></text:p>
          </table:table-cell>
          <table:table-cell table:style-name="ce22"/>
          <table:table-cell office:value-type="float" office:value="293.97180433983164" table:style-name="ce21">
            <text:p>294</text:p>
          </table:table-cell>
          <table:table-cell office:value-type="float" office:value="285.24692638848779" table:style-name="ce21">
            <text:p>285</text:p>
          </table:table-cell>
          <table:table-cell office:value-type="float" office:value="7239.3334271607309" table:style-name="ce21">
            <text:p>7,239</text:p>
          </table:table-cell>
          <table:table-cell table:style-name="ce3"/>
          <table:table-cell office:value-type="float" office:value="3.8671956601691799" table:style-name="ce21">
            <text:p>4</text:p>
          </table:table-cell>
          <table:table-cell office:value-type="float" office:value="2.6608208391170098" table:style-name="ce21">
            <text:p>3</text:p>
          </table:table-cell>
          <table:table-cell office:value-type="float" office:value="16.870572839264799" table:style-name="ce21">
            <text:p>17</text:p>
          </table:table-cell>
          <table:table-cell table:style-name="ce3"/>
          <table:table-cell office:value-type="float" office:value="297.83899999999983" table:style-name="ce21">
            <text:p>298</text:p>
          </table:table-cell>
          <table:table-cell office:value-type="float" office:value="287.90774722760386" table:style-name="ce21">
            <text:p>288</text:p>
          </table:table-cell>
          <table:table-cell office:value-type="float" office:value="7256.2040000000061" table:style-name="ce21">
            <text:p>7,256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 Main Freight</text:p>
          </table:table-cell>
          <table:table-cell table:style-name="ce23"/>
          <table:table-cell office:value-type="float" office:value="6025.4877936681896" table:style-name="ce24">
            <text:p>6,025</text:p>
          </table:table-cell>
          <table:table-cell office:value-type="float" office:value="5819.8789205785642" table:style-name="ce24">
            <text:p>5,820</text:p>
          </table:table-cell>
          <table:table-cell office:value-type="float" office:value="84221.82450697216" table:style-name="ce24">
            <text:p>84,222</text:p>
          </table:table-cell>
          <table:table-cell table:style-name="ce3"/>
          <table:table-cell office:value-type="float" office:value="1058.1474871801856" table:style-name="ce24">
            <text:p>1,058</text:p>
          </table:table-cell>
          <table:table-cell office:value-type="float" office:value="860.42507118189735" table:style-name="ce24">
            <text:p>860</text:p>
          </table:table-cell>
          <table:table-cell office:value-type="float" office:value="13060.423585547112" table:style-name="ce24">
            <text:p>13,060</text:p>
          </table:table-cell>
          <table:table-cell table:style-name="ce3"/>
          <table:table-cell office:value-type="float" office:value="7085.3659999999463" table:style-name="ce24">
            <text:p>7,085</text:p>
          </table:table-cell>
          <table:table-cell office:value-type="float" office:value="6680.4922117960141" table:style-name="ce24">
            <text:p>6,680</text:p>
          </table:table-cell>
          <table:table-cell office:value-type="float" office:value="97285.946000000127" table:style-name="ce24">
            <text:p>97,286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Other Freight</text:p>
          </table:table-cell>
          <table:table-cell table:style-name="ce23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0">
            <text:p>Roll-on/roll-off (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Import/export motor vehicles</text:p>
          </table:table-cell>
          <table:table-cell table:style-name="ce3"/>
          <table:table-cell office:value-type="float" office:value="2654.6773029180877" table:style-name="ce21">
            <text:p>2,655</text:p>
          </table:table-cell>
          <table:table-cell office:value-type="float" office:value="0" table:style-name="ce21">
            <text:p>0</text:p>
          </table:table-cell>
          <table:table-cell office:value-type="float" office:value="3723.1496052878688" table:style-name="ce21">
            <text:p>3,723</text:p>
          </table:table-cell>
          <table:table-cell table:style-name="ce3"/>
          <table:table-cell office:value-type="float" office:value="62.386697081913198" table:style-name="ce21">
            <text:p>62</text:p>
          </table:table-cell>
          <table:table-cell office:value-type="float" office:value="0" table:style-name="ce21">
            <text:p>0</text:p>
          </table:table-cell>
          <table:table-cell office:value-type="float" office:value="99.107394712128595" table:style-name="ce21">
            <text:p>99</text:p>
          </table:table-cell>
          <table:table-cell table:style-name="ce3"/>
          <table:table-cell office:value-type="float" office:value="2717.0640000000012" table:style-name="ce21">
            <text:p>2,717</text:p>
          </table:table-cell>
          <table:table-cell office:value-type="float" office:value="0" table:style-name="ce21">
            <text:p>0</text:p>
          </table:table-cell>
          <table:table-cell office:value-type="float" office:value="3822.2569999999978" table:style-name="ce21">
            <text:p>3,82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Other mobile self-propelled units</text:p>
          </table:table-cell>
          <table:table-cell table:style-name="ce3"/>
          <table:table-cell office:value-type="float" office:value="1.7000000000000001E-2" table:style-name="ce21">
            <text:p>~</text:p>
          </table:table-cell>
          <table:table-cell office:value-type="float" office:value="1.7000000000000001E-2" table:style-name="ce21">
            <text:p>~</text:p>
          </table:table-cell>
          <table:table-cell office:value-type="float" office:value="0.378" table:style-name="ce21">
            <text:p>~</text:p>
          </table:table-cell>
          <table:table-cell table:style-name="ce3"/>
          <table:table-cell office:value-type="float" office:value="0.19600000000000001" table:style-name="ce21">
            <text:p>~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.21300000000000002" table:style-name="ce21">
            <text:p>~</text:p>
          </table:table-cell>
          <table:table-cell office:value-type="float" office:value="1.7000000000000001E-2" table:style-name="ce21">
            <text:p>~</text:p>
          </table:table-cell>
          <table:table-cell office:value-type="float" office:value="0.378" table:style-name="ce21">
            <text:p>~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non 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2">
            <text:p><text:s text:c="8"/>Unaccompanied caravans, agricultural and industrial vehicles</text:p>
          </table:table-cell>
          <table:table-cell table:style-name="ce22"/>
          <table:table-cell office:value-type="float" office:value="13.435220555138807" table:style-name="ce21">
            <text:p>13</text:p>
          </table:table-cell>
          <table:table-cell office:value-type="float" office:value="0" table:style-name="ce21">
            <text:p>0</text:p>
          </table:table-cell>
          <table:table-cell office:value-type="float" office:value="65.899595300261069" table:style-name="ce21">
            <text:p>66</text:p>
          </table:table-cell>
          <table:table-cell table:style-name="ce3"/>
          <table:table-cell office:value-type="float" office:value="1.015779444861220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.9244046997389002" table:style-name="ce21">
            <text:p>3</text:p>
          </table:table-cell>
          <table:table-cell table:style-name="ce3"/>
          <table:table-cell office:value-type="float" office:value="15.044000000000015" table:style-name="ce21">
            <text:p>15</text:p>
          </table:table-cell>
          <table:table-cell office:value-type="float" office:value="0" table:style-name="ce21">
            <text:p>0</text:p>
          </table:table-cell>
          <table:table-cell office:value-type="float" office:value="70.311999999999983" table:style-name="ce21">
            <text:p>70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Other mobile non self-propelled units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6">
            <text:p>Total Other Freight</text:p>
          </table:table-cell>
          <table:table-cell table:style-name="ce16"/>
          <table:table-cell office:value-type="float" office:value="2668.1295234732261" table:style-name="ce24">
            <text:p>2,668</text:p>
          </table:table-cell>
          <table:table-cell office:value-type="float" office:value="1.7000000000000001E-2" table:style-name="ce24">
            <text:p>~</text:p>
          </table:table-cell>
          <table:table-cell office:value-type="float" office:value="3789.4272005881298" table:style-name="ce24">
            <text:p>3,789</text:p>
          </table:table-cell>
          <table:table-cell table:style-name="ce23"/>
          <table:table-cell office:value-type="float" office:value="63.598476526774419" table:style-name="ce24">
            <text:p>64</text:p>
          </table:table-cell>
          <table:table-cell office:value-type="float" office:value="0" table:style-name="ce24">
            <text:p>0</text:p>
          </table:table-cell>
          <table:table-cell office:value-type="float" office:value="102.0317994118675" table:style-name="ce24">
            <text:p>102</text:p>
          </table:table-cell>
          <table:table-cell table:style-name="ce23"/>
          <table:table-cell office:value-type="float" office:value="2732.3210000000013" table:style-name="ce24">
            <text:p>2,732</text:p>
          </table:table-cell>
          <table:table-cell office:value-type="float" office:value="1.7000000000000001E-2" table:style-name="ce24">
            <text:p>~</text:p>
          </table:table-cell>
          <table:table-cell office:value-type="float" office:value="3892.9469999999978" table:style-name="ce24">
            <text:p>3,893</text:p>
          </table:table-cell>
          <table:table-cell table:number-columns-repeated="16371" table:style-name="ce51"/>
        </table:table-row>
        <table:table-row table:style-name="ro2">
          <table:table-cell office:value-type="string" table:style-name="ce23">
            <text:p>Total Freight</text:p>
          </table:table-cell>
          <table:table-cell table:style-name="ce23"/>
          <table:table-cell office:value-type="float" office:value="8693.6173171414157" table:style-name="ce24">
            <text:p>8,694</text:p>
          </table:table-cell>
          <table:table-cell office:value-type="float" office:value="5819.8959205785641" table:style-name="ce24">
            <text:p>5,820</text:p>
          </table:table-cell>
          <table:table-cell office:value-type="float" office:value="88011.251707560295" table:style-name="ce24">
            <text:p>88,011</text:p>
          </table:table-cell>
          <table:table-cell table:style-name="ce3"/>
          <table:table-cell office:value-type="float" office:value="1121.7459637069601" table:style-name="ce24">
            <text:p>1,122</text:p>
          </table:table-cell>
          <table:table-cell office:value-type="float" office:value="860.42507118189735" table:style-name="ce24">
            <text:p>860</text:p>
          </table:table-cell>
          <table:table-cell office:value-type="float" office:value="13162.455384958979" table:style-name="ce24">
            <text:p>13,162</text:p>
          </table:table-cell>
          <table:table-cell table:style-name="ce3"/>
          <table:table-cell office:value-type="float" office:value="9817.6869999999471" table:style-name="ce24">
            <text:p>9,818</text:p>
          </table:table-cell>
          <table:table-cell office:value-type="float" office:value="6680.5092117960139" table:style-name="ce24">
            <text:p>6,681</text:p>
          </table:table-cell>
          <table:table-cell office:value-type="float" office:value="101178.89300000013" table:style-name="ce24">
            <text:p>101,179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Non-Freight</text:p>
          </table:table-cell>
          <table:table-cell table:style-name="ce23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6">
          <table:table-cell office:value-type="string" table:style-name="ce20">
            <text:p>Roll-on/roll-off (self-propelled)<text:span text:style-name="T2"><text:s/>2</text:span>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Passenger cars, motorcycles and accompanying trailers/caravans 1</text:p>
          </table:table-cell>
          <table:table-cell table:style-name="ce3"/>
          <table:table-cell office:value-type="float" office:value="1979.0620378230999" table:style-name="ce25">
            <text:p>1,979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671.56296217690306" table:style-name="ce25">
            <text:p>672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2650.6250000000036" table:style-name="ce25">
            <text:p>2,651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Passenger buses</text:p>
          </table:table-cell>
          <table:table-cell table:style-name="ce3"/>
          <table:table-cell office:value-type="float" office:value="53.66" table:style-name="ce25">
            <text:p>54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11.021000000000001" table:style-name="ce25">
            <text:p>11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64.680999999999997" table:style-name="ce25">
            <text:p>65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 Non-Freight</text:p>
          </table:table-cell>
          <table:table-cell table:style-name="ce23"/>
          <table:table-cell office:value-type="float" office:value="2032.7220378231" table:style-name="ce26">
            <text:p>2,033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style-name="ce3"/>
          <table:table-cell office:value-type="float" office:value="682.58396217690301" table:style-name="ce26">
            <text:p>683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style-name="ce3"/>
          <table:table-cell office:value-type="float" office:value="2715.3060000000037" table:style-name="ce26">
            <text:p>2,715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s</text:p>
          </table:table-cell>
          <table:table-cell table:style-name="ce23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style-name="ce21"/>
          <table:table-cell table:style-name="ce24"/>
          <table:table-cell table:style-name="ce21"/>
          <table:table-cell table:number-columns-repeated="16371"/>
        </table:table-row>
        <table:table-row table:style-name="ro2">
          <table:table-cell office:value-type="string" table:style-name="ce27">
            <text:p><text:s text:c="8"/>All lo-lo container traffic</text:p>
          </table:table-cell>
          <table:table-cell table:style-name="ce27"/>
          <table:table-cell office:value-type="float" office:value="2810.2337337197032" table:style-name="ce24">
            <text:p>2,810</text:p>
          </table:table-cell>
          <table:table-cell office:value-type="float" office:value="2684.7409554857495" table:style-name="ce24">
            <text:p>2,685</text:p>
          </table:table-cell>
          <table:table-cell office:value-type="float" office:value="37860.634607723026" table:style-name="ce24">
            <text:p>37,861</text:p>
          </table:table-cell>
          <table:table-cell table:style-name="ce3"/>
          <table:table-cell office:value-type="float" office:value="159.19554712867225" table:style-name="ce24">
            <text:p>159</text:p>
          </table:table-cell>
          <table:table-cell office:value-type="float" office:value="97.109298388980292" table:style-name="ce24">
            <text:p>97</text:p>
          </table:table-cell>
          <table:table-cell office:value-type="float" office:value="1383.8814847961678" table:style-name="ce24">
            <text:p>1,384</text:p>
          </table:table-cell>
          <table:table-cell table:style-name="ce3"/>
          <table:table-cell office:value-type="float" office:value="2971.1599999999471" table:style-name="ce24">
            <text:p>2,971</text:p>
          </table:table-cell>
          <table:table-cell office:value-type="float" office:value="2782.0384739102824" table:style-name="ce24">
            <text:p>2,782</text:p>
          </table:table-cell>
          <table:table-cell office:value-type="float" office:value="39248.214000000051" table:style-name="ce24">
            <text:p>39,248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8"/>All ro-ro self-propelled traffic</text:p>
          </table:table-cell>
          <table:table-cell table:style-name="ce23"/>
          <table:table-cell office:value-type="float" office:value="6570.7111710274257" table:style-name="ce24">
            <text:p>6,571</text:p>
          </table:table-cell>
          <table:table-cell office:value-type="float" office:value="1843.5913826443036" table:style-name="ce24">
            <text:p>1,844</text:p>
          </table:table-cell>
          <table:table-cell office:value-type="float" office:value="25801.445072122686" table:style-name="ce24">
            <text:p>25,801</text:p>
          </table:table-cell>
          <table:table-cell table:style-name="ce3"/>
          <table:table-cell office:value-type="float" office:value="1113.7468289725773" table:style-name="ce24">
            <text:p>1,114</text:p>
          </table:table-cell>
          <table:table-cell office:value-type="float" office:value="295.88297691894797" table:style-name="ce24">
            <text:p>296</text:p>
          </table:table-cell>
          <table:table-cell office:value-type="float" office:value="4195.2539278773384" table:style-name="ce24">
            <text:p>4,195</text:p>
          </table:table-cell>
          <table:table-cell table:style-name="ce3"/>
          <table:table-cell office:value-type="float" office:value="7684.4580000000024" table:style-name="ce24">
            <text:p>7,684</text:p>
          </table:table-cell>
          <table:table-cell office:value-type="float" office:value="2139.4743595632513" table:style-name="ce24">
            <text:p>2,139</text:p>
          </table:table-cell>
          <table:table-cell office:value-type="float" office:value="29996.699000000015" table:style-name="ce24">
            <text:p>29,997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8"/>All ro-ro non self-propelled traffic</text:p>
          </table:table-cell>
          <table:table-cell table:style-name="ce23"/>
          <table:table-cell office:value-type="float" office:value="1345.3944502173874" table:style-name="ce24">
            <text:p>1,345</text:p>
          </table:table-cell>
          <table:table-cell office:value-type="float" office:value="1291.5635824485121" table:style-name="ce24">
            <text:p>1,292</text:p>
          </table:table-cell>
          <table:table-cell office:value-type="float" office:value="24349.17202771458" table:style-name="ce24">
            <text:p>24,349</text:p>
          </table:table-cell>
          <table:table-cell table:style-name="ce3"/>
          <table:table-cell office:value-type="float" office:value="531.38754978261341" table:style-name="ce24">
            <text:p>531</text:p>
          </table:table-cell>
          <table:table-cell office:value-type="float" office:value="467.43279587396904" table:style-name="ce24">
            <text:p>467</text:p>
          </table:table-cell>
          <table:table-cell office:value-type="float" office:value="7583.3199722854743" table:style-name="ce24">
            <text:p>7,583</text:p>
          </table:table-cell>
          <table:table-cell table:style-name="ce3"/>
          <table:table-cell office:value-type="float" office:value="1877.3750000000011" table:style-name="ce24">
            <text:p>1,877</text:p>
          </table:table-cell>
          <table:table-cell office:value-type="float" office:value="1758.9963783224803" table:style-name="ce24">
            <text:p>1,759</text:p>
          </table:table-cell>
          <table:table-cell office:value-type="float" office:value="31933.980000000065" table:style-name="ce24">
            <text:p>31,934</text:p>
          </table:table-cell>
          <table:table-cell table:number-columns-repeated="16371"/>
        </table:table-row>
        <table:table-row table:style-name="ro7">
          <table:table-cell office:value-type="string" table:style-name="ce30">
            <text:p>All traffic</text:p>
          </table:table-cell>
          <table:table-cell table:style-name="ce30"/>
          <table:table-cell office:value-type="float" office:value="10726.339354964515" table:style-name="ce31">
            <text:p>10,726</text:p>
          </table:table-cell>
          <table:table-cell office:value-type="float" office:value="5819.895920578565" table:style-name="ce31">
            <text:p>5,820</text:p>
          </table:table-cell>
          <table:table-cell office:value-type="float" office:value="88011.251707560295" table:style-name="ce31">
            <text:p>88,011</text:p>
          </table:table-cell>
          <table:table-cell table:style-name="ce7"/>
          <table:table-cell office:value-type="float" office:value="1804.3299258838629" table:style-name="ce31">
            <text:p>1,804</text:p>
          </table:table-cell>
          <table:table-cell office:value-type="float" office:value="860.42507118189724" table:style-name="ce31">
            <text:p>860</text:p>
          </table:table-cell>
          <table:table-cell office:value-type="float" office:value="13162.455384958979" table:style-name="ce31">
            <text:p>13,162</text:p>
          </table:table-cell>
          <table:table-cell table:style-name="ce7"/>
          <table:table-cell office:value-type="float" office:value="12532.992999999951" table:style-name="ce31">
            <text:p>12,533</text:p>
          </table:table-cell>
          <table:table-cell office:value-type="float" office:value="6680.5092117960139" table:style-name="ce31">
            <text:p>6,681</text:p>
          </table:table-cell>
          <table:table-cell office:value-type="float" office:value="101178.89300000013" table:style-name="ce31">
            <text:p>101,179</text:p>
          </table:table-cell>
          <table:table-cell table:number-columns-repeated="16371"/>
        </table:table-row>
        <table:table-row table:number-rows-repeated="3" table:style-name="ro2">
          <table:table-cell table:number-columns-repeated="2" table:style-name="ce27"/>
          <table:table-cell table:number-columns-repeated="3" table:style-name="ce24"/>
          <table:table-cell table:style-name="ce3"/>
          <table:table-cell table:number-columns-repeated="3" table:style-name="ce24"/>
          <table:table-cell table:style-name="ce3"/>
          <table:table-cell table:number-columns-repeated="3" table:style-name="ce24"/>
          <table:table-cell table:number-columns-repeated="16371"/>
        </table:table-row>
        <table:table-row table:style-name="ro7">
          <table:table-cell table:number-columns-repeated="2" table:style-name="ce30"/>
          <table:table-cell table:number-columns-repeated="3" table:style-name="ce31"/>
          <table:table-cell table:style-name="ce7"/>
          <table:table-cell table:number-columns-repeated="3" table:style-name="ce31"/>
          <table:table-cell table:style-name="ce7"/>
          <table:table-cell table:number-columns-repeated="2" table:style-name="ce31"/>
          <table:table-cell office:value-type="string" table:style-name="ce8">
            <text:p>Thousand units/ thousand tonnes</text:p>
          </table:table-cell>
          <table:table-cell table:number-columns-repeated="16371"/>
        </table:table-row>
        <table:table-row table:style-name="ro2">
          <table:table-cell table:number-columns-repeated="2" table:style-name="ce9"/>
          <table:table-cell office:value-type="string" table:number-columns-spanned="3" table:number-rows-spanned="1" table:style-name="ce49">
            <text:p>International traffic</text:p>
          </table:table-cell>
          <table:covered-table-cell table:number-columns-repeated="2"/>
          <table:table-cell table:style-name="ce9"/>
          <table:table-cell office:value-type="string" table:number-columns-spanned="3" table:number-rows-spanned="1" table:style-name="ce49">
            <text:p>Domestic traffic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49">
            <text:p>All international and domestic</text:p>
          </table:table-cell>
          <table:covered-table-cell table:number-columns-repeated="2"/>
          <table:table-cell table:number-columns-repeated="16371"/>
        </table:table-row>
        <table:table-row table:style-name="ro8">
          <table:table-cell table:number-columns-repeated="2" table:style-name="ce33"/>
          <table:table-cell office:value-type="string" table:style-name="ce34">
            <text:p>All units</text:p>
          </table:table-cell>
          <table:table-cell office:value-type="string" table:style-name="ce34">
            <text:p>Loaded units</text:p>
          </table:table-cell>
          <table:table-cell office:value-type="string" table:style-name="ce34">
            <text:p>Weight of goods</text:p>
          </table:table-cell>
          <table:table-cell table:style-name="ce35"/>
          <table:table-cell office:value-type="string" table:style-name="ce34">
            <text:p>All units</text:p>
          </table:table-cell>
          <table:table-cell office:value-type="string" table:style-name="ce34">
            <text:p>Loaded units</text:p>
          </table:table-cell>
          <table:table-cell office:value-type="string" table:style-name="ce34">
            <text:p>Weight of goods</text:p>
          </table:table-cell>
          <table:table-cell table:style-name="ce35"/>
          <table:table-cell office:value-type="string" table:style-name="ce34">
            <text:p>All units</text:p>
          </table:table-cell>
          <table:table-cell office:value-type="string" table:style-name="ce34">
            <text:p>Loaded units</text:p>
          </table:table-cell>
          <table:table-cell office:value-type="string" table:style-name="ce34">
            <text:p>Weight of goods</text:p>
          </table:table-cell>
          <table:table-cell table:number-columns-repeated="16371"/>
        </table:table-row>
        <table:table-row table:style-name="ro2">
          <table:table-cell office:value-type="string" table:style-name="ce27">
            <text:p>(c) Outward traffic</text:p>
          </table:table-cell>
          <table:table-cell table:style-name="ce27"/>
          <table:table-cell table:number-columns-repeated="3" table:style-name="ce36"/>
          <table:table-cell table:style-name="ce3"/>
          <table:table-cell table:number-columns-repeated="3" table:style-name="ce36"/>
          <table:table-cell table:style-name="ce3"/>
          <table:table-cell table:number-columns-repeated="3" table:style-name="ce36"/>
          <table:table-cell table:number-columns-repeated="16371"/>
        </table:table-row>
        <table:table-row table:style-name="ro9">
          <table:table-cell office:value-type="string" table:style-name="ce23">
            <text:p>Main Freight</text:p>
          </table:table-cell>
          <table:table-cell table:style-name="ce23"/>
          <table:table-cell table:number-columns-repeated="16382" table:style-name="ce3"/>
        </table:table-row>
        <table:table-row table:style-name="ro2">
          <table:table-cell office:value-type="string" table:style-name="ce20">
            <text:p>Lo-Lo Containers</text:p>
          </table:table-cell>
          <table:table-cell table:style-name="ce20"/>
          <table:table-cell table:number-columns-repeated="16382" table:style-name="ce3"/>
        </table:table-row>
        <table:table-row table:style-name="ro2">
          <table:table-cell office:value-type="string" table:style-name="ce3">
            <text:p><text:s text:c="8"/>20' containers</text:p>
          </table:table-cell>
          <table:table-cell table:style-name="ce3"/>
          <table:table-cell office:value-type="float" office:value="756.6343210221147" table:style-name="ce21">
            <text:p>757</text:p>
          </table:table-cell>
          <table:table-cell office:value-type="float" office:value="398.96264254632325" table:style-name="ce21">
            <text:p>399</text:p>
          </table:table-cell>
          <table:table-cell office:value-type="float" office:value="6916.1240681250292" table:style-name="ce21">
            <text:p>6,916</text:p>
          </table:table-cell>
          <table:table-cell table:style-name="ce3"/>
          <table:table-cell office:value-type="float" office:value="65.548287956425696" table:style-name="ce21">
            <text:p>66</text:p>
          </table:table-cell>
          <table:table-cell office:value-type="float" office:value="46.814735189213003" table:style-name="ce21">
            <text:p>47</text:p>
          </table:table-cell>
          <table:table-cell office:value-type="float" office:value="528.96393187495403" table:style-name="ce21">
            <text:p>529</text:p>
          </table:table-cell>
          <table:table-cell table:style-name="ce3"/>
          <table:table-cell office:value-type="float" office:value="825.85899999999242" table:style-name="ce21">
            <text:p>826</text:p>
          </table:table-cell>
          <table:table-cell office:value-type="float" office:value="445.7963777355352" table:style-name="ce21">
            <text:p>446</text:p>
          </table:table-cell>
          <table:table-cell office:value-type="float" office:value="7445.2319999999845" table:style-name="ce21">
            <text:p>7,44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40' containers</text:p>
          </table:table-cell>
          <table:table-cell table:style-name="ce3"/>
          <table:table-cell office:value-type="float" office:value="1712.3182416076263" table:style-name="ce21">
            <text:p>1,712</text:p>
          </table:table-cell>
          <table:table-cell office:value-type="float" office:value="782.61817337728166" table:style-name="ce21">
            <text:p>783</text:p>
          </table:table-cell>
          <table:table-cell office:value-type="float" office:value="14048.885471797037" table:style-name="ce21">
            <text:p>14,049</text:p>
          </table:table-cell>
          <table:table-cell table:style-name="ce3"/>
          <table:table-cell office:value-type="float" office:value="109.393155973875" table:style-name="ce21">
            <text:p>109</text:p>
          </table:table-cell>
          <table:table-cell office:value-type="float" office:value="81.811251970990696" table:style-name="ce21">
            <text:p>82</text:p>
          </table:table-cell>
          <table:table-cell office:value-type="float" office:value="1469.6947661061399" table:style-name="ce21">
            <text:p>1,470</text:p>
          </table:table-cell>
          <table:table-cell table:style-name="ce3"/>
          <table:table-cell office:value-type="float" office:value="1836.1720000000173" table:style-name="ce21">
            <text:p>1,836</text:p>
          </table:table-cell>
          <table:table-cell office:value-type="float" office:value="864.43054699578204" table:style-name="ce21">
            <text:p>864</text:p>
          </table:table-cell>
          <table:table-cell office:value-type="float" office:value="15518.589000000013" table:style-name="ce21">
            <text:p>15,519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Containers &gt;20' &amp; &lt;40'</text:p>
          </table:table-cell>
          <table:table-cell table:style-name="ce3"/>
          <table:table-cell office:value-type="float" office:value="37.868959904778947" table:style-name="ce21">
            <text:p>38</text:p>
          </table:table-cell>
          <table:table-cell office:value-type="float" office:value="17.423311258624413" table:style-name="ce21">
            <text:p>17</text:p>
          </table:table-cell>
          <table:table-cell office:value-type="float" office:value="372.50336647839856" table:style-name="ce21">
            <text:p>373</text:p>
          </table:table-cell>
          <table:table-cell table:style-name="ce3"/>
          <table:table-cell office:value-type="float" office:value="3.01201312830423" table:style-name="ce21">
            <text:p>3</text:p>
          </table:table-cell>
          <table:table-cell office:value-type="float" office:value="0.25470139988255502" table:style-name="ce21">
            <text:p>~</text:p>
          </table:table-cell>
          <table:table-cell office:value-type="float" office:value="7.4356335216010496" table:style-name="ce21">
            <text:p>7</text:p>
          </table:table-cell>
          <table:table-cell table:style-name="ce3"/>
          <table:table-cell office:value-type="float" office:value="40.882000000000055" table:style-name="ce21">
            <text:p>41</text:p>
          </table:table-cell>
          <table:table-cell office:value-type="float" office:value="17.678012658506969" table:style-name="ce21">
            <text:p>18</text:p>
          </table:table-cell>
          <table:table-cell office:value-type="float" office:value="379.93899999999962" table:style-name="ce21">
            <text:p>380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Containers &gt;40'</text:p>
          </table:table-cell>
          <table:table-cell table:style-name="ce3"/>
          <table:table-cell office:value-type="float" office:value="231.45143894891376" table:style-name="ce21">
            <text:p>231</text:p>
          </table:table-cell>
          <table:table-cell office:value-type="float" office:value="73.586525425825712" table:style-name="ce21">
            <text:p>74</text:p>
          </table:table-cell>
          <table:table-cell office:value-type="float" office:value="1249.167958233646" table:style-name="ce21">
            <text:p>1,249</text:p>
          </table:table-cell>
          <table:table-cell table:style-name="ce3"/>
          <table:table-cell office:value-type="float" office:value="15.5212941762063" table:style-name="ce21">
            <text:p>16</text:p>
          </table:table-cell>
          <table:table-cell office:value-type="float" office:value="8.3817158546373207" table:style-name="ce21">
            <text:p>8</text:p>
          </table:table-cell>
          <table:table-cell office:value-type="float" office:value="189.640041766351" table:style-name="ce21">
            <text:p>190</text:p>
          </table:table-cell>
          <table:table-cell table:style-name="ce3"/>
          <table:table-cell office:value-type="float" office:value="247.87399999999761" table:style-name="ce21">
            <text:p>248</text:p>
          </table:table-cell>
          <table:table-cell office:value-type="float" office:value="81.968241280463133" table:style-name="ce21">
            <text:p>82</text:p>
          </table:table-cell>
          <table:table-cell office:value-type="float" office:value="1438.8079999999959" table:style-name="ce21">
            <text:p>1,439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Road goods vehicles and trailers<text:s/></text:p>
          </table:table-cell>
          <table:table-cell table:style-name="ce3"/>
          <table:table-cell office:value-type="float" office:value="1973.9585800884272" table:style-name="ce21">
            <text:p>1,974</text:p>
          </table:table-cell>
          <table:table-cell office:value-type="float" office:value="1489.3898041929967" table:style-name="ce21">
            <text:p>1,489</text:p>
          </table:table-cell>
          <table:table-cell office:value-type="float" office:value="16096.599159647551" table:style-name="ce21">
            <text:p>16,097</text:p>
          </table:table-cell>
          <table:table-cell table:style-name="ce3"/>
          <table:table-cell office:value-type="float" office:value="367.498419911572" table:style-name="ce21">
            <text:p>367</text:p>
          </table:table-cell>
          <table:table-cell office:value-type="float" office:value="291.00449113094498" table:style-name="ce21">
            <text:p>291</text:p>
          </table:table-cell>
          <table:table-cell office:value-type="float" office:value="4174.3978403524598" table:style-name="ce21">
            <text:p>4,174</text:p>
          </table:table-cell>
          <table:table-cell table:style-name="ce3"/>
          <table:table-cell office:value-type="float" office:value="2341.456999999999" table:style-name="ce21">
            <text:p>2,341</text:p>
          </table:table-cell>
          <table:table-cell office:value-type="float" office:value="1780.3942953239416" table:style-name="ce21">
            <text:p>1,780</text:p>
          </table:table-cell>
          <table:table-cell office:value-type="float" office:value="20270.99700000001" table:style-name="ce21">
            <text:p>20,271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non 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Unaccompanied road goods trailers</text:p>
          </table:table-cell>
          <table:table-cell table:style-name="ce3"/>
          <table:table-cell office:value-type="float" office:value="1002.496696691587" table:style-name="ce21">
            <text:p>1,002</text:p>
          </table:table-cell>
          <table:table-cell office:value-type="float" office:value="680.5928863128031" table:style-name="ce21">
            <text:p>681</text:p>
          </table:table-cell>
          <table:table-cell office:value-type="float" office:value="11218.421739138721" table:style-name="ce21">
            <text:p>11,218</text:p>
          </table:table-cell>
          <table:table-cell table:style-name="ce3"/>
          <table:table-cell office:value-type="float" office:value="541.52830330841402" table:style-name="ce21">
            <text:p>542</text:p>
          </table:table-cell>
          <table:table-cell office:value-type="float" office:value="490.21528531277102" table:style-name="ce21">
            <text:p>490</text:p>
          </table:table-cell>
          <table:table-cell office:value-type="float" office:value="8122.3432608612302" table:style-name="ce21">
            <text:p>8,122</text:p>
          </table:table-cell>
          <table:table-cell table:style-name="ce3"/>
          <table:table-cell office:value-type="float" office:value="1544.0250000000012" table:style-name="ce21">
            <text:p>1,544</text:p>
          </table:table-cell>
          <table:table-cell office:value-type="float" office:value="1170.808171625574" table:style-name="ce21">
            <text:p>1,171</text:p>
          </table:table-cell>
          <table:table-cell office:value-type="float" office:value="19340.764999999952" table:style-name="ce21">
            <text:p>19,341</text:p>
          </table:table-cell>
          <table:table-cell table:number-columns-repeated="16371"/>
        </table:table-row>
        <table:table-row table:style-name="ro2">
          <table:table-cell office:value-type="string" table:style-name="ce22">
            <text:p><text:s text:c="8"/>Rail wagons, shipborne port to port trailers, and barges<text:s text:c="191"/></text:p>
          </table:table-cell>
          <table:table-cell table:style-name="ce22"/>
          <table:table-cell office:value-type="float" office:value="285.55852370203132" table:style-name="ce21">
            <text:p>286</text:p>
          </table:table-cell>
          <table:table-cell office:value-type="float" office:value="181.23507466655184" table:style-name="ce21">
            <text:p>181</text:p>
          </table:table-cell>
          <table:table-cell office:value-type="float" office:value="3142.5565769912796" table:style-name="ce21">
            <text:p>3,143</text:p>
          </table:table-cell>
          <table:table-cell table:style-name="ce3"/>
          <table:table-cell office:value-type="float" office:value="3.9634762979684002" table:style-name="ce21">
            <text:p>4</text:p>
          </table:table-cell>
          <table:table-cell office:value-type="float" office:value="1.3999364526495399" table:style-name="ce21">
            <text:p>1</text:p>
          </table:table-cell>
          <table:table-cell office:value-type="float" office:value="13.819423008724" table:style-name="ce21">
            <text:p>14</text:p>
          </table:table-cell>
          <table:table-cell table:style-name="ce3"/>
          <table:table-cell office:value-type="float" office:value="289.52199999999971" table:style-name="ce21">
            <text:p>290</text:p>
          </table:table-cell>
          <table:table-cell office:value-type="float" office:value="182.63501111920138" table:style-name="ce21">
            <text:p>183</text:p>
          </table:table-cell>
          <table:table-cell office:value-type="float" office:value="3156.3760000000034" table:style-name="ce21">
            <text:p>3,156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 Main Freight</text:p>
          </table:table-cell>
          <table:table-cell table:style-name="ce23"/>
          <table:table-cell office:value-type="float" office:value="6000.2867619654789" table:style-name="ce24">
            <text:p>6,000</text:p>
          </table:table-cell>
          <table:table-cell office:value-type="float" office:value="3623.8084177804071" table:style-name="ce24">
            <text:p>3,624</text:p>
          </table:table-cell>
          <table:table-cell office:value-type="float" office:value="53044.258340411659" table:style-name="ce24">
            <text:p>53,044</text:p>
          </table:table-cell>
          <table:table-cell table:style-name="ce3"/>
          <table:table-cell office:value-type="float" office:value="1106.4649507527656" table:style-name="ce24">
            <text:p>1,106</text:p>
          </table:table-cell>
          <table:table-cell office:value-type="float" office:value="919.88211731108902" table:style-name="ce24">
            <text:p>920</text:p>
          </table:table-cell>
          <table:table-cell office:value-type="float" office:value="14506.294897491462" table:style-name="ce24">
            <text:p>14,506</text:p>
          </table:table-cell>
          <table:table-cell table:style-name="ce3"/>
          <table:table-cell office:value-type="float" office:value="7125.7910000000074" table:style-name="ce24">
            <text:p>7,126</text:p>
          </table:table-cell>
          <table:table-cell office:value-type="float" office:value="4543.7106567390047" table:style-name="ce24">
            <text:p>4,544</text:p>
          </table:table-cell>
          <table:table-cell office:value-type="float" office:value="67550.705999999962" table:style-name="ce24">
            <text:p>67,551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Other Freight</text:p>
          </table:table-cell>
          <table:table-cell table:style-name="ce23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0">
            <text:p>Roll-on/roll-off (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Import/export motor vehicles</text:p>
          </table:table-cell>
          <table:table-cell table:style-name="ce3"/>
          <table:table-cell office:value-type="float" office:value="1523.1867221493799" table:style-name="ce21">
            <text:p>1,523</text:p>
          </table:table-cell>
          <table:table-cell office:value-type="float" office:value="0" table:style-name="ce21">
            <text:p>0</text:p>
          </table:table-cell>
          <table:table-cell office:value-type="float" office:value="2149.8458943397304" table:style-name="ce21">
            <text:p>2,150</text:p>
          </table:table-cell>
          <table:table-cell table:style-name="ce3"/>
          <table:table-cell office:value-type="float" office:value="74.857277850620704" table:style-name="ce21">
            <text:p>75</text:p>
          </table:table-cell>
          <table:table-cell office:value-type="float" office:value="0" table:style-name="ce21">
            <text:p>0</text:p>
          </table:table-cell>
          <table:table-cell office:value-type="float" office:value="121.776105660265" table:style-name="ce21">
            <text:p>122</text:p>
          </table:table-cell>
          <table:table-cell table:style-name="ce3"/>
          <table:table-cell office:value-type="float" office:value="1598.0440000000017" table:style-name="ce21">
            <text:p>1,598</text:p>
          </table:table-cell>
          <table:table-cell office:value-type="float" office:value="0" table:style-name="ce21">
            <text:p>0</text:p>
          </table:table-cell>
          <table:table-cell office:value-type="float" office:value="2271.6219999999948" table:style-name="ce21">
            <text:p>2,27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Other mobile self-propelled units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.36599999999999999" table:style-name="ce21">
            <text:p>~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.36599999999999999" table:style-name="ce21">
            <text:p>~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Roll-on/roll-off (non self-propelled)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2">
            <text:p><text:s text:c="8"/>Unaccompanied caravans, agricultural and industrial vehicles</text:p>
          </table:table-cell>
          <table:table-cell table:style-name="ce22"/>
          <table:table-cell office:value-type="float" office:value="17.706592139134951" table:style-name="ce21">
            <text:p>18</text:p>
          </table:table-cell>
          <table:table-cell office:value-type="float" office:value="0" table:style-name="ce21">
            <text:p>0</text:p>
          </table:table-cell>
          <table:table-cell office:value-type="float" office:value="63.297639633541223" table:style-name="ce21">
            <text:p>63</text:p>
          </table:table-cell>
          <table:table-cell table:style-name="ce3"/>
          <table:table-cell office:value-type="float" office:value="1.5684078608650101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3.8373603664587401" table:style-name="ce21">
            <text:p>4</text:p>
          </table:table-cell>
          <table:table-cell table:style-name="ce3"/>
          <table:table-cell office:value-type="float" office:value="19.308999999999962" table:style-name="ce21">
            <text:p>19</text:p>
          </table:table-cell>
          <table:table-cell office:value-type="float" office:value="0" table:style-name="ce21">
            <text:p>0</text:p>
          </table:table-cell>
          <table:table-cell office:value-type="float" office:value="67.225999999999971" table:style-name="ce21">
            <text:p>6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Other mobile non self-propelled units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3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6">
            <text:p>Total Other Freight</text:p>
          </table:table-cell>
          <table:table-cell table:style-name="ce16"/>
          <table:table-cell office:value-type="float" office:value="1540.8933142885148" table:style-name="ce24">
            <text:p>1,541</text:p>
          </table:table-cell>
          <table:table-cell office:value-type="float" office:value="0" table:style-name="ce24">
            <text:p>0</text:p>
          </table:table-cell>
          <table:table-cell office:value-type="float" office:value="2213.1435339732716" table:style-name="ce24">
            <text:p>2,213</text:p>
          </table:table-cell>
          <table:table-cell table:style-name="ce23"/>
          <table:table-cell office:value-type="float" office:value="76.791685711485712" table:style-name="ce24">
            <text:p>77</text:p>
          </table:table-cell>
          <table:table-cell office:value-type="float" office:value="0" table:style-name="ce24">
            <text:p>0</text:p>
          </table:table-cell>
          <table:table-cell office:value-type="float" office:value="125.61346602672374" table:style-name="ce24">
            <text:p>126</text:p>
          </table:table-cell>
          <table:table-cell table:style-name="ce23"/>
          <table:table-cell office:value-type="float" office:value="1617.7190000000016" table:style-name="ce24">
            <text:p>1,618</text:p>
          </table:table-cell>
          <table:table-cell office:value-type="float" office:value="0" table:style-name="ce24">
            <text:p>0</text:p>
          </table:table-cell>
          <table:table-cell office:value-type="float" office:value="2338.847999999995" table:style-name="ce24">
            <text:p>2,339</text:p>
          </table:table-cell>
          <table:table-cell table:number-columns-repeated="16371" table:style-name="ce51"/>
        </table:table-row>
        <table:table-row table:style-name="ro2">
          <table:table-cell office:value-type="string" table:style-name="ce23">
            <text:p>Total Freight</text:p>
          </table:table-cell>
          <table:table-cell table:style-name="ce23"/>
          <table:table-cell office:value-type="float" office:value="7541.1800762539933" table:style-name="ce24">
            <text:p>7,541</text:p>
          </table:table-cell>
          <table:table-cell office:value-type="float" office:value="3623.8084177804071" table:style-name="ce24">
            <text:p>3,624</text:p>
          </table:table-cell>
          <table:table-cell office:value-type="float" office:value="55257.40187438493" table:style-name="ce24">
            <text:p>55,257</text:p>
          </table:table-cell>
          <table:table-cell table:style-name="ce3"/>
          <table:table-cell office:value-type="float" office:value="1183.2566364642514" table:style-name="ce24">
            <text:p>1,183</text:p>
          </table:table-cell>
          <table:table-cell office:value-type="float" office:value="919.88211731108902" table:style-name="ce24">
            <text:p>920</text:p>
          </table:table-cell>
          <table:table-cell office:value-type="float" office:value="14631.908363518185" table:style-name="ce24">
            <text:p>14,632</text:p>
          </table:table-cell>
          <table:table-cell table:style-name="ce3"/>
          <table:table-cell office:value-type="float" office:value="8743.5100000000093" table:style-name="ce24">
            <text:p>8,744</text:p>
          </table:table-cell>
          <table:table-cell office:value-type="float" office:value="4543.7106567390047" table:style-name="ce24">
            <text:p>4,544</text:p>
          </table:table-cell>
          <table:table-cell office:value-type="float" office:value="69889.55399999996" table:style-name="ce24">
            <text:p>69,890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Non-Freight</text:p>
          </table:table-cell>
          <table:table-cell table:style-name="ce23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6">
          <table:table-cell office:value-type="string" table:style-name="ce20">
            <text:p>Roll-on/roll-off (self-propelled)<text:span text:style-name="T2"><text:s/>2</text:span></text:p>
          </table:table-cell>
          <table:table-cell table:style-name="ce20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3">
            <text:p><text:s text:c="8"/>Passenger cars, motorcycles and accompanying trailers/caravans 1</text:p>
          </table:table-cell>
          <table:table-cell table:style-name="ce3"/>
          <table:table-cell office:value-type="float" office:value="2059.0511784659402" table:style-name="ce25">
            <text:p>2,059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683.98582153406005" table:style-name="ce25">
            <text:p>684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2743.0369999999994" table:style-name="ce25">
            <text:p>2,743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<text:s text:c="8"/>Passenger buses<text:s/></text:p>
          </table:table-cell>
          <table:table-cell table:style-name="ce3"/>
          <table:table-cell office:value-type="float" office:value="51.448999999999998" table:style-name="ce25">
            <text:p>51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10.992000000000001" table:style-name="ce25">
            <text:p>11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style-name="ce3"/>
          <table:table-cell office:value-type="float" office:value="62.441000000000003" table:style-name="ce25">
            <text:p>62</text:p>
          </table:table-cell>
          <table:table-cell office:value-type="string" table:style-name="ce25">
            <text:p>z</text:p>
          </table:table-cell>
          <table:table-cell office:value-type="string" table:style-name="ce25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 Non-Freight</text:p>
          </table:table-cell>
          <table:table-cell table:style-name="ce23"/>
          <table:table-cell office:value-type="float" office:value="2110.5001784659403" table:style-name="ce26">
            <text:p>2,111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style-name="ce3"/>
          <table:table-cell office:value-type="float" office:value="694.97782153406001" table:style-name="ce26">
            <text:p>695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style-name="ce3"/>
          <table:table-cell office:value-type="float" office:value="2805.4779999999992" table:style-name="ce26">
            <text:p>2,805</text:p>
          </table:table-cell>
          <table:table-cell office:value-type="string" table:style-name="ce26">
            <text:p>z</text:p>
          </table:table-cell>
          <table:table-cell office:value-type="string" table:style-name="ce26">
            <text:p>z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Totals</text:p>
          </table:table-cell>
          <table:table-cell table:style-name="ce23"/>
          <table:table-cell table:number-columns-repeated="3" table:style-name="ce21"/>
          <table:table-cell table:style-name="ce3"/>
          <table:table-cell table:number-columns-repeated="3" table:style-name="ce21"/>
          <table:table-cell table:style-name="ce3"/>
          <table:table-cell table:number-columns-repeated="3" table:style-name="ce21"/>
          <table:table-cell table:number-columns-repeated="16371"/>
        </table:table-row>
        <table:table-row table:style-name="ro2">
          <table:table-cell office:value-type="string" table:style-name="ce27">
            <text:p><text:s text:c="8"/>All lo-lo container traffic</text:p>
          </table:table-cell>
          <table:table-cell table:style-name="ce27"/>
          <table:table-cell office:value-type="float" office:value="2738.2729614834334" table:style-name="ce24">
            <text:p>2,738</text:p>
          </table:table-cell>
          <table:table-cell office:value-type="float" office:value="1272.5906526080551" table:style-name="ce24">
            <text:p>1,273</text:p>
          </table:table-cell>
          <table:table-cell office:value-type="float" office:value="22586.680864634112" table:style-name="ce24">
            <text:p>22,587</text:p>
          </table:table-cell>
          <table:table-cell table:style-name="ce3"/>
          <table:table-cell office:value-type="float" office:value="193.47475123481124" table:style-name="ce24">
            <text:p>193</text:p>
          </table:table-cell>
          <table:table-cell office:value-type="float" office:value="137.26240441472356" table:style-name="ce24">
            <text:p>137</text:p>
          </table:table-cell>
          <table:table-cell office:value-type="float" office:value="2195.734373269046" table:style-name="ce24">
            <text:p>2,196</text:p>
          </table:table-cell>
          <table:table-cell table:style-name="ce3"/>
          <table:table-cell office:value-type="float" office:value="2950.7870000000075" table:style-name="ce24">
            <text:p>2,951</text:p>
          </table:table-cell>
          <table:table-cell office:value-type="float" office:value="1409.8731786702874" table:style-name="ce24">
            <text:p>1,410</text:p>
          </table:table-cell>
          <table:table-cell office:value-type="float" office:value="24782.567999999992" table:style-name="ce24">
            <text:p>24,783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8"/>All ro-ro self-propelled traffic</text:p>
          </table:table-cell>
          <table:table-cell table:style-name="ce23"/>
          <table:table-cell office:value-type="float" office:value="5607.6454807037471" table:style-name="ce24">
            <text:p>5,608</text:p>
          </table:table-cell>
          <table:table-cell office:value-type="float" office:value="1489.3898041929967" table:style-name="ce24">
            <text:p>1,489</text:p>
          </table:table-cell>
          <table:table-cell office:value-type="float" office:value="18246.445053987281" table:style-name="ce24">
            <text:p>18,246</text:p>
          </table:table-cell>
          <table:table-cell table:style-name="ce3"/>
          <table:table-cell office:value-type="float" office:value="1137.6995192962527" table:style-name="ce24">
            <text:p>1,138</text:p>
          </table:table-cell>
          <table:table-cell office:value-type="float" office:value="291.00449113094498" table:style-name="ce24">
            <text:p>291</text:p>
          </table:table-cell>
          <table:table-cell office:value-type="float" office:value="4296.1739460127246" table:style-name="ce24">
            <text:p>4,296</text:p>
          </table:table-cell>
          <table:table-cell table:style-name="ce3"/>
          <table:table-cell office:value-type="float" office:value="6745.3450000000003" table:style-name="ce24">
            <text:p>6,745</text:p>
          </table:table-cell>
          <table:table-cell office:value-type="float" office:value="1780.3942953239416" table:style-name="ce24">
            <text:p>1,780</text:p>
          </table:table-cell>
          <table:table-cell office:value-type="float" office:value="22542.619000000006" table:style-name="ce24">
            <text:p>22,543</text:p>
          </table:table-cell>
          <table:table-cell table:number-columns-repeated="16371"/>
        </table:table-row>
        <table:table-row table:style-name="ro2">
          <table:table-cell office:value-type="string" table:style-name="ce23">
            <text:p><text:s text:c="8"/>All ro-ro non self-propelled traffic</text:p>
          </table:table-cell>
          <table:table-cell table:style-name="ce23"/>
          <table:table-cell office:value-type="float" office:value="1305.7618125327533" table:style-name="ce24">
            <text:p>1,306</text:p>
          </table:table-cell>
          <table:table-cell office:value-type="float" office:value="861.82796097935488" table:style-name="ce24">
            <text:p>862</text:p>
          </table:table-cell>
          <table:table-cell office:value-type="float" office:value="14424.275955763542" table:style-name="ce24">
            <text:p>14,424</text:p>
          </table:table-cell>
          <table:table-cell table:style-name="ce3"/>
          <table:table-cell office:value-type="float" office:value="547.06018746724749" table:style-name="ce24">
            <text:p>547</text:p>
          </table:table-cell>
          <table:table-cell office:value-type="float" office:value="491.61522176542053" table:style-name="ce24">
            <text:p>492</text:p>
          </table:table-cell>
          <table:table-cell office:value-type="float" office:value="8140.0000442364126" table:style-name="ce24">
            <text:p>8,140</text:p>
          </table:table-cell>
          <table:table-cell table:style-name="ce3"/>
          <table:table-cell office:value-type="float" office:value="1852.8560000000009" table:style-name="ce24">
            <text:p>1,853</text:p>
          </table:table-cell>
          <table:table-cell office:value-type="float" office:value="1353.4431827447754" table:style-name="ce24">
            <text:p>1,353</text:p>
          </table:table-cell>
          <table:table-cell office:value-type="float" office:value="22564.366999999955" table:style-name="ce24">
            <text:p>22,564</text:p>
          </table:table-cell>
          <table:table-cell table:number-columns-repeated="16371"/>
        </table:table-row>
        <table:table-row table:style-name="ro7">
          <table:table-cell office:value-type="string" table:style-name="ce30">
            <text:p>All traffic</text:p>
          </table:table-cell>
          <table:table-cell table:style-name="ce30"/>
          <table:table-cell office:value-type="float" office:value="9651.6802547199331" table:style-name="ce31">
            <text:p>9,652</text:p>
          </table:table-cell>
          <table:table-cell office:value-type="float" office:value="3623.8084177804067" table:style-name="ce31">
            <text:p>3,624</text:p>
          </table:table-cell>
          <table:table-cell office:value-type="float" office:value="55257.401874384937" table:style-name="ce31">
            <text:p>55,257</text:p>
          </table:table-cell>
          <table:table-cell table:style-name="ce7"/>
          <table:table-cell office:value-type="float" office:value="1878.2344579983114" table:style-name="ce31">
            <text:p>1,878</text:p>
          </table:table-cell>
          <table:table-cell office:value-type="float" office:value="919.88211731108913" table:style-name="ce31">
            <text:p>920</text:p>
          </table:table-cell>
          <table:table-cell office:value-type="float" office:value="14631.908363518183" table:style-name="ce31">
            <text:p>14,632</text:p>
          </table:table-cell>
          <table:table-cell table:style-name="ce7"/>
          <table:table-cell office:value-type="float" office:value="11548.98800000001" table:style-name="ce31">
            <text:p>11,549</text:p>
          </table:table-cell>
          <table:table-cell office:value-type="float" office:value="4543.7106567390047" table:style-name="ce31">
            <text:p>4,544</text:p>
          </table:table-cell>
          <table:table-cell office:value-type="float" office:value="69889.553999999946" table:style-name="ce31">
            <text:p>69,890</text:p>
          </table:table-cell>
          <table:table-cell table:number-columns-repeated="16371"/>
        </table:table-row>
        <table:table-row table:style-name="ro2">
          <table:table-cell table:number-columns-repeated="2" table:style-name="ce27"/>
          <table:table-cell table:number-columns-repeated="3" table:style-name="ce24"/>
          <table:table-cell table:style-name="ce3"/>
          <table:table-cell table:number-columns-repeated="3" table:style-name="ce24"/>
          <table:table-cell table:style-name="ce3"/>
          <table:table-cell table:number-columns-repeated="3" table:style-name="ce24"/>
          <table:table-cell table:number-columns-repeated="16371"/>
        </table:table-row>
        <table:table-row table:style-name="ro2">
          <table:table-cell office:value-type="string" table:style-name="ce37">
            <text:p>1. This table was previously published as PORT0204</text:p>
          </table:table-cell>
          <table:table-cell table:style-name="ce38"/>
          <table:table-cell table:number-columns-repeated="3" table:style-name="ce39"/>
          <table:table-cell table:style-name="ce40"/>
          <table:table-cell table:number-columns-repeated="3" table:style-name="ce39"/>
          <table:table-cell table:style-name="ce40"/>
          <table:table-cell table:number-columns-repeated="3" table:style-name="ce39"/>
          <table:table-cell table:number-columns-repeated="16371"/>
        </table:table-row>
        <table:table-row table:style-name="ro2">
          <table:table-cell office:value-type="string" table:style-name="ce37">
            <text:p>2. Tonnage and Loaded Units are not available for Passenger cars and Passenger buses</text:p>
          </table:table-cell>
          <table:table-cell table:style-name="ce37"/>
          <table:table-cell table:number-columns-repeated="11" table:style-name="ce40"/>
          <table:table-cell table:number-columns-repeated="16371"/>
        </table:table-row>
        <table:table-row table:style-name="ro2">
          <table:table-cell office:value-type="string" table:style-name="ce41">
            <text:p><text:s/>"0" is null, "z" is not applicable, "~" is less than 1 (in units given)</text:p>
          </table:table-cell>
          <table:table-cell table:style-name="ce41"/>
          <table:table-cell table:number-columns-repeated="11" table:style-name="ce40"/>
          <table:table-cell table:number-columns-repeated="16371"/>
        </table:table-row>
        <table:table-row table:style-name="ro2">
          <table:table-cell table:number-columns-repeated="2" table:style-name="ce41"/>
          <table:table-cell table:number-columns-repeated="11" table:style-name="ce40"/>
          <table:table-cell table:number-columns-repeated="16371"/>
        </table:table-row>
        <table:table-row table:style-name="ro10">
          <table:table-cell table:style-name="ce41"/>
          <table:table-cell table:style-name="ce42"/>
          <table:table-cell table:number-columns-repeated="10" table:style-name="ce40"/>
          <table:table-cell office:value-type="string" table:style-name="ce43">
            <text:p>Source: DfT Port Statistics</text:p>
          </table:table-cell>
          <table:table-cell table:number-columns-repeated="16371"/>
        </table:table-row>
        <table:table-row table:style-name="ro2">
          <table:table-cell table:style-name="ce41"/>
          <table:table-cell table:style-name="ce37"/>
          <table:table-cell table:number-columns-repeated="10" table:style-name="ce40"/>
          <table:table-cell office:value-type="string" table:style-name="ce43">
            <text:p>Last updated: 22 August 2018</text:p>
          </table:table-cell>
          <table:table-cell table:number-columns-repeated="16371"/>
        </table:table-row>
        <table:table-row table:style-name="ro2">
          <table:table-cell table:style-name="ce41"/>
          <table:table-cell table:style-name="ce44"/>
          <table:table-cell table:number-columns-repeated="10" table:style-name="ce40"/>
          <table:table-cell office:value-type="string" table:style-name="ce43">
            <text:p>Next update: August 2019</text:p>
          </table:table-cell>
          <table:table-cell table:number-columns-repeated="16371"/>
        </table:table-row>
        <table:table-row table:style-name="ro2">
          <table:table-cell table:style-name="ce41"/>
          <table:table-cell table:style-name="ce44"/>
          <table:table-cell table:number-columns-repeated="10" table:style-name="ce40"/>
          <table:table-cell office:value-type="string" table:style-name="ce45">
            <text:p>Telephone: 020 7944 4847</text:p>
          </table:table-cell>
          <table:table-cell table:number-columns-repeated="16371"/>
        </table:table-row>
        <table:table-row table:style-name="ro2">
          <table:table-cell table:style-name="ce41"/>
          <table:table-cell table:style-name="ce46"/>
          <table:table-cell table:number-columns-repeated="10" table:style-name="ce40"/>
          <table:table-cell office:value-type="string" table:style-name="ce45">
            <text:p>Email: maritime.stats@dft.gov.uk</text:p>
          </table:table-cell>
          <table:table-cell table:number-columns-repeated="16371"/>
        </table:table-row>
        <table:table-row table:style-name="ro2">
          <table:table-cell table:style-name="ce41"/>
          <table:table-cell table:style-name="ce47"/>
          <table:table-cell table:number-columns-repeated="10" table:style-name="ce40"/>
          <table:table-cell office:value-type="string" table:style-name="ce45">
            <text:p>The figures in this table are National Statistics</text:p>
          </table:table-cell>
          <table:table-cell table:number-columns-repeated="16371"/>
        </table:table-row>
        <table:table-row table:style-name="ro2">
          <table:table-cell table:style-name="ce41"/>
          <table:table-cell table:style-name="ce37"/>
          <table:table-cell table:number-columns-repeated="11" table:style-name="ce40"/>
          <table:table-cell table:number-columns-repeated="16371"/>
        </table:table-row>
        <table:table-row table:style-name="ro2">
          <table:table-cell table:style-name="ce41"/>
          <table:table-cell table:style-name="ce37"/>
          <table:table-cell table:number-columns-repeated="16382"/>
        </table:table-row>
        <table:table-row table:number-rows-repeated="3" table:style-name="ro2">
          <table:table-cell table:style-name="ce41"/>
          <table:table-cell table:style-name="ce48"/>
          <table:table-cell table:number-columns-repeated="16382"/>
        </table:table-row>
        <table:table-row table:number-rows-repeated="10484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text-style style:name="N36P1">
      <number:text>~</number:text>
    </number:text-style>
    <number:number-style style:name="N36">
      <number:number number:decimal-places="0" number:min-integer-digits="1" number:grouping="true"/>
      <style:map style:condition="value()=0" style:apply-style-name="N36P0"/>
      <style:map style:condition="value()&lt;0.5" style:apply-style-name="N36P1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text-style style:name="N39P0">
      <number:text>-</number:text>
    </number:text-style>
    <number:number-style style:name="N39">
      <number:number number:decimal-places="0" number:min-integer-digits="1" number:grouping="true"/>
      <style:map style:condition="value()&lt;0.5" style:apply-style-name="N39P0"/>
    </number:number-style>
    <number:number-style style:name="N40">
      <number:number number:decimal-places="1" number:min-integer-digits="1"/>
      <number:text> </number:text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PORT0201_32_UK_32_Major_32_Ports_44__32_all_32_unitised_32_traffic_32_2000-2010" style:display-name="Hyperlink_PORT0201 UK Major Ports, all unitised traffic 2000-2010" style:family="table-cell" style:data-style-name="N0">
      <style:text-properties fo:color="#0000FF" fo:font-size="8pt" style:font-size-asian="8pt" style:font-size-complex="8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PORT0201_32_UK_32_Major_32_Ports_44__32_all_32_unitised_32_traffic_32_2000-2010" style:display-name="Normal_PORT0201 UK Major Ports, all unitised traffic 2000-2010" style:family="table-cell" style:data-style-name="N0">
      <style:table-cell-properties style:vertical-align="automatic" fo:background-color="transparent"/>
    </style:style>
    <style:style style:name="Normal_TABS203WKG" style:family="table-cell" style:data-style-name="N4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242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icola George</dc:creator>
    <meta:creation-date>2018-11-05T18:20:10Z</meta:creation-date>
    <dc:date>2018-11-22T17:50:28Z</dc:date>
  </office:meta>
</office:document-meta>
</file>